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94cm"/>
    </style:style>
    <style:style style:name="co2" style:family="table-column">
      <style:table-column-properties fo:break-before="auto" style:column-width="20.84cm"/>
    </style:style>
    <style:style style:name="co3" style:family="table-column">
      <style:table-column-properties fo:break-before="auto" style:column-width="4.74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659cm"/>
    </style:style>
    <style:style style:name="co6" style:family="table-column">
      <style:table-column-properties fo:break-before="auto" style:column-width="10.76cm"/>
    </style:style>
    <style:style style:name="co7" style:family="table-column">
      <style:table-column-properties fo:break-before="auto" style:column-width="6.936cm"/>
    </style:style>
    <style:style style:name="co8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5.574cm"/>
    </style:style>
    <style:style style:name="co10" style:family="table-column">
      <style:table-column-properties fo:break-before="auto" style:column-width="24.268cm"/>
    </style:style>
    <style:style style:name="co11" style:family="table-column">
      <style:table-column-properties fo:break-before="auto" style:column-width="5.456cm"/>
    </style:style>
    <style:style style:name="co12" style:family="table-column">
      <style:table-column-properties fo:break-before="auto" style:column-width="2.651cm"/>
    </style:style>
    <style:style style:name="co13" style:family="table-column">
      <style:table-column-properties fo:break-before="auto" style:column-width="4.902cm"/>
    </style:style>
    <style:style style:name="co14" style:family="table-column">
      <style:table-column-properties fo:break-before="auto" style:column-width="10.296cm"/>
    </style:style>
    <style:style style:name="co15" style:family="table-column">
      <style:table-column-properties fo:break-before="auto" style:column-width="2.281cm"/>
    </style:style>
    <style:style style:name="co16" style:family="table-column">
      <style:table-column-properties fo:break-before="auto" style:column-width="3.7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Times New Roman" style:font-name-asian="Bitstream Vera Sans" style:font-name-complex="Bitstream Vera Sans"/>
    </style:style>
    <style:style style:name="ce3" style:family="table-cell" style:parent-style-name="Default">
      <style:text-properties style:font-name="Arial" style:font-name-asian="Bitstream Vera Sans" style:font-name-complex="Bitstream Vera Sans"/>
    </style:style>
    <style:style style:name="ta_extref" style:family="table">
      <style:table-properties table:display="false"/>
    </style:style>
  </office:automatic-styles>
  <office:body>
    <office:spreadsheet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heet</text:p>
          </table:table-cell>
          <table:table-cell office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>
            <text:p>COMBINED</text:p>
          </table:table-cell>
          <table:table-cell office:value-type="string">
            <text:p>The individual parts list on one sheet</text:p>
          </table:table-cell>
          <table:table-cell table:number-columns-repeated="2"/>
        </table:table-row>
        <table:table-row table:style-name="ro1">
          <table:table-cell office:value-type="string">
            <text:p>COMBINED ORDER</text:p>
          </table:table-cell>
          <table:table-cell office:value-type="string">
            <text:p>CSV file suitable for import at <text:a xlink:href="https://ordering.digikey.com/RegisteredUser/TextFileImport.aspx">https://ordering.digikey.com/RegisteredUser/TextFileImport.aspx</text:a></text:p>
          </table:table-cell>
          <table:table-cell table:number-columns-repeated="2"/>
        </table:table-row>
        <table:table-row table:style-name="ro2">
          <table:table-cell office:value-type="string">
            <text:p>DIGIKEY BOM</text:p>
          </table:table-cell>
          <table:table-cell office:value-type="string">
            <text:p>BOM (export as tab CSV) Template suitable for upload at <text:a xlink:href="https://ordering.digikey.com/RegisteredUser/OrderFileUpload.aspx">https://ordering.digikey.com/RegisteredUser/OrderFileUpload.aspx</text:a>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OM Quantity 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BOM Quantity 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BOM Quantity 3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mbined Order Quantity</text:p>
          </table:table-cell>
          <table:table-cell office:value-type="float" office:value="1">
            <text:p>1</text:p>
          </table:table-cell>
        </table:table-row>
      </table:table>
      <table:table table:name="COMBINED" table:style-name="ta1" table:print="false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MOQ/MULT</text:p>
          </table:table-cell>
        </table:table-row>
        <table:table-row table:style-name="ro1">
          <table:table-cell table:formula="of:=LEN([.B2]) - LEN(SUBSTITUTE([.B2];&quot;,&quot;;&quot;&quot;)) + 1" office:value-type="float" office:value="1">
            <text:p>1</text:p>
          </table:table-cell>
          <table:table-cell office:value-type="string">
            <text:p>U10</text:p>
          </table:table-cell>
          <table:table-cell office:value-type="string">
            <text:p>296-21527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3]) - LEN(SUBSTITUTE([.B3];&quot;,&quot;;&quot;&quot;)) + 1" office:value-type="float" office:value="1">
            <text:p>1</text:p>
          </table:table-cell>
          <table:table-cell office:value-type="string">
            <text:p>U9</text:p>
          </table:table-cell>
          <table:table-cell office:value-type="string">
            <text:p>296-21929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4]) - LEN(SUBSTITUTE([.B4];&quot;,&quot;;&quot;&quot;)) + 1" office:value-type="float" office:value="2">
            <text:p>2</text:p>
          </table:table-cell>
          <table:table-cell office:value-type="string">
            <text:p>U7, U8</text:p>
          </table:table-cell>
          <table:table-cell office:value-type="string">
            <text:p>296-23759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5]) - LEN(SUBSTITUTE([.B5];&quot;,&quot;;&quot;&quot;)) + 1" office:value-type="float" office:value="4">
            <text:p>4</text:p>
          </table:table-cell>
          <table:table-cell office:value-type="string">
            <text:p>R36, R37, R39, R40</text:p>
          </table:table-cell>
          <table:table-cell office:value-type="string">
            <text:p>311-10.0KHR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6]) - LEN(SUBSTITUTE([.B6];&quot;,&quot;;&quot;&quot;)) + 1" office:value-type="float" office:value="7">
            <text:p>7</text:p>
          </table:table-cell>
          <table:table-cell office:value-type="string">
            <text:p>R20, R21, R22, R23, R24, R25, R31</text:p>
          </table:table-cell>
          <table:table-cell office:value-type="string">
            <text:p>311-100KHR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7]) - LEN(SUBSTITUTE([.B7];&quot;,&quot;;&quot;&quot;)) + 1" office:value-type="float" office:value="2">
            <text:p>2</text:p>
          </table:table-cell>
          <table:table-cell office:value-type="string">
            <text:p>C10, C17</text:p>
          </table:table-cell>
          <table:table-cell office:value-type="string">
            <text:p>311-1186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8]) - LEN(SUBSTITUTE([.B8];&quot;,&quot;;&quot;&quot;)) + 1" office:value-type="float" office:value="3">
            <text:p>3</text:p>
          </table:table-cell>
          <table:table-cell office:value-type="string">
            <text:p>R9, R29, R32</text:p>
          </table:table-cell>
          <table:table-cell office:value-type="string">
            <text:p>311-330HR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9]) - LEN(SUBSTITUTE([.B9];&quot;,&quot;;&quot;&quot;)) + 1" office:value-type="float" office:value="2">
            <text:p>2</text:p>
          </table:table-cell>
          <table:table-cell office:value-type="string">
            <text:p>R27, R30</text:p>
          </table:table-cell>
          <table:table-cell office:value-type="string">
            <text:p>311-5.6KGR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10]) - LEN(SUBSTITUTE([.B10];&quot;,&quot;;&quot;&quot;)) + 1" office:value-type="float" office:value="1">
            <text:p>1</text:p>
          </table:table-cell>
          <table:table-cell office:value-type="string">
            <text:p>R53</text:p>
          </table:table-cell>
          <table:table-cell office:value-type="string">
            <text:p>311-523HR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11]) - LEN(SUBSTITUTE([.B11];&quot;,&quot;;&quot;&quot;)) + 1" office:value-type="float" office:value="2">
            <text:p>2</text:p>
          </table:table-cell>
          <table:table-cell office:value-type="string">
            <text:p>L3, L4</text:p>
          </table:table-cell>
          <table:table-cell office:value-type="string">
            <text:p>445-3160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12]) - LEN(SUBSTITUTE([.B12];&quot;,&quot;;&quot;&quot;)) + 1" office:value-type="float" office:value="3">
            <text:p>3</text:p>
          </table:table-cell>
          <table:table-cell office:value-type="string">
            <text:p>C18, C20, C24</text:p>
          </table:table-cell>
          <table:table-cell office:value-type="string">
            <text:p>478-3127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13]) - LEN(SUBSTITUTE([.B13];&quot;,&quot;;&quot;&quot;)) + 1" office:value-type="float" office:value="4">
            <text:p>4</text:p>
          </table:table-cell>
          <table:table-cell office:value-type="string">
            <text:p>C6, C7, C13, C14</text:p>
          </table:table-cell>
          <table:table-cell office:value-type="string">
            <text:p>490-1709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14]) - LEN(SUBSTITUTE([.B14];&quot;,&quot;;&quot;&quot;)) + 1" office:value-type="float" office:value="2">
            <text:p>2</text:p>
          </table:table-cell>
          <table:table-cell office:value-type="string">
            <text:p>Q1, Q2</text:p>
          </table:table-cell>
          <table:table-cell office:value-type="string">
            <text:p>568-1636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15]) - LEN(SUBSTITUTE([.B15];&quot;,&quot;;&quot;&quot;)) + 1" office:value-type="float" office:value="1">
            <text:p>1</text:p>
          </table:table-cell>
          <table:table-cell office:value-type="string">
            <text:p>U5</text:p>
          </table:table-cell>
          <table:table-cell office:value-type="string">
            <text:p>568-4208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16]) - LEN(SUBSTITUTE([.B16];&quot;,&quot;;&quot;&quot;)) + 1" office:value-type="float" office:value="1">
            <text:p>1</text:p>
          </table:table-cell>
          <table:table-cell office:value-type="string">
            <text:p>U6</text:p>
          </table:table-cell>
          <table:table-cell office:value-type="string">
            <text:p>568-4213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17]) - LEN(SUBSTITUTE([.B17];&quot;,&quot;;&quot;&quot;)) + 1"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576-1288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18]) - LEN(SUBSTITUTE([.B18];&quot;,&quot;;&quot;&quot;)) + 1" office:value-type="float" office:value="16">
            <text:p>16</text:p>
          </table:table-cell>
          <table:table-cell office:value-type="string">
            <text:p>C1, C2, C8, C15, C22, C25, C28, C29, C30, C31, C32, C33, C34, C35, C36, C37</text:p>
          </table:table-cell>
          <table:table-cell office:value-type="string">
            <text:p>587-1243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19]) - LEN(SUBSTITUTE([.B19];&quot;,&quot;;&quot;&quot;)) + 1" office:value-type="float" office:value="4">
            <text:p>4</text:p>
          </table:table-cell>
          <table:table-cell office:value-type="string">
            <text:p>C5, C11, C12, C19</text:p>
          </table:table-cell>
          <table:table-cell office:value-type="string">
            <text:p>587-1247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20]) - LEN(SUBSTITUTE([.B20];&quot;,&quot;;&quot;&quot;)) + 1" office:value-type="float" office:value="2">
            <text:p>2</text:p>
          </table:table-cell>
          <table:table-cell office:value-type="string">
            <text:p>C9, C16</text:p>
          </table:table-cell>
          <table:table-cell office:value-type="string">
            <text:p>587-1351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21]) - LEN(SUBSTITUTE([.B21];&quot;,&quot;;&quot;&quot;)) + 1" office:value-type="float" office:value="2">
            <text:p>2</text:p>
          </table:table-cell>
          <table:table-cell office:value-type="string">
            <text:p>L1, L2</text:p>
          </table:table-cell>
          <table:table-cell office:value-type="string">
            <text:p>732-1191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22]) - LEN(SUBSTITUTE([.B22];&quot;,&quot;;&quot;&quot;)) + 1" office:value-type="float" office:value="6">
            <text:p>6</text:p>
          </table:table-cell>
          <table:table-cell office:value-type="string">
            <text:p>D3, D7, D13, D14, D15, D16</text:p>
          </table:table-cell>
          <table:table-cell office:value-type="string">
            <text:p>751-1166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23]) - LEN(SUBSTITUTE([.B23];&quot;,&quot;;&quot;&quot;)) + 1" office:value-type="float" office:value="1">
            <text:p>1</text:p>
          </table:table-cell>
          <table:table-cell office:value-type="string">
            <text:p>D11</text:p>
          </table:table-cell>
          <table:table-cell office:value-type="string">
            <text:p>751-1183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24]) - LEN(SUBSTITUTE([.B24];&quot;,&quot;;&quot;&quot;)) + 1" office:value-type="float" office:value="4">
            <text:p>4</text:p>
          </table:table-cell>
          <table:table-cell office:value-type="string">
            <text:p>D1, D4, D6, D8</text:p>
          </table:table-cell>
          <table:table-cell office:value-type="string">
            <text:p>B240A-FDI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25]) - LEN(SUBSTITUTE([.B25];&quot;,&quot;;&quot;&quot;)) + 1" office:value-type="float" office:value="1">
            <text:p>1</text:p>
          </table:table-cell>
          <table:table-cell office:value-type="string">
            <text:p>Y1</text:p>
          </table:table-cell>
          <table:table-cell office:value-type="string">
            <text:p>CW404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26]) - LEN(SUBSTITUTE([.B26];&quot;,&quot;;&quot;&quot;)) + 1" office:value-type="float" office:value="2">
            <text:p>2</text:p>
          </table:table-cell>
          <table:table-cell office:value-type="string">
            <text:p>C26, C27</text:p>
          </table:table-cell>
          <table:table-cell office:value-type="string">
            <text:p>490-1409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27]) - LEN(SUBSTITUTE([.B27];&quot;,&quot;;&quot;&quot;)) + 1" office:value-type="float" office:value="2">
            <text:p>2</text:p>
          </table:table-cell>
          <table:table-cell office:value-type="string">
            <text:p>P2, P3</text:p>
          </table:table-cell>
          <table:table-cell office:value-type="string">
            <text:p>H2959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28]) - LEN(SUBSTITUTE([.B28];&quot;,&quot;;&quot;&quot;)) + 1" office:value-type="float" office:value="1">
            <text:p>1</text:p>
          </table:table-cell>
          <table:table-cell office:value-type="string">
            <text:p>D12</text:p>
          </table:table-cell>
          <table:table-cell office:value-type="string">
            <text:p>L61101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29]) - LEN(SUBSTITUTE([.B29];&quot;,&quot;;&quot;&quot;)) + 1"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LM2665M6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30]) - LEN(SUBSTITUTE([.B30];&quot;,&quot;;&quot;&quot;)) + 1" office:value-type="float" office:value="2">
            <text:p>2</text:p>
          </table:table-cell>
          <table:table-cell office:value-type="string">
            <text:p>U1, U2</text:p>
          </table:table-cell>
          <table:table-cell office:value-type="string">
            <text:p>LT3500EDD#PBF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31]) - LEN(SUBSTITUTE([.B31];&quot;,&quot;;&quot;&quot;)) + 1" office:value-type="float" office:value="1">
            <text:p>1</text:p>
          </table:table-cell>
          <table:table-cell office:value-type="string">
            <text:p>D10</text:p>
          </table:table-cell>
          <table:table-cell office:value-type="string">
            <text:p>MBR0520LT1GOS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32]) - LEN(SUBSTITUTE([.B32];&quot;,&quot;;&quot;&quot;)) + 1" office:value-type="float" office:value="1">
            <text:p>1</text:p>
          </table:table-cell>
          <table:table-cell office:value-type="string">
            <text:p>R26</text:p>
          </table:table-cell>
          <table:table-cell office:value-type="string">
            <text:p>P180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33]) - LEN(SUBSTITUTE([.B33];&quot;,&quot;;&quot;&quot;)) + 1" office:value-type="float" office:value="1">
            <text:p>1</text:p>
          </table:table-cell>
          <table:table-cell office:value-type="string">
            <text:p>R7</text:p>
          </table:table-cell>
          <table:table-cell office:value-type="string">
            <text:p>RHM1.0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34]) - LEN(SUBSTITUTE([.B34];&quot;,&quot;;&quot;&quot;)) + 1" office:value-type="float" office:value="3">
            <text:p>3</text:p>
          </table:table-cell>
          <table:table-cell office:value-type="string">
            <text:p>R2, R15, R28</text:p>
          </table:table-cell>
          <table:table-cell office:value-type="string">
            <text:p>RHM150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35]) - LEN(SUBSTITUTE([.B35];&quot;,&quot;;&quot;&quot;)) + 1"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RHM24.9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36]) - LEN(SUBSTITUTE([.B36];&quot;,&quot;;&quot;&quot;)) + 1" office:value-type="float" office:value="2">
            <text:p>2</text:p>
          </table:table-cell>
          <table:table-cell office:value-type="string">
            <text:p>R5, R12</text:p>
          </table:table-cell>
          <table:table-cell office:value-type="string">
            <text:p>RHM40.2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37]) - LEN(SUBSTITUTE([.B37];&quot;,&quot;;&quot;&quot;)) + 1" office:value-type="float" office:value="1">
            <text:p>1</text:p>
          </table:table-cell>
          <table:table-cell office:value-type="string">
            <text:p>R8</text:p>
          </table:table-cell>
          <table:table-cell office:value-type="string">
            <text:p>RHM42.2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38]) - LEN(SUBSTITUTE([.B38];&quot;,&quot;;&quot;&quot;)) + 1" office:value-type="float" office:value="2">
            <text:p>2</text:p>
          </table:table-cell>
          <table:table-cell office:value-type="string">
            <text:p>R4, R11</text:p>
          </table:table-cell>
          <table:table-cell office:value-type="string">
            <text:p>RHM53.6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39]) - LEN(SUBSTITUTE([.B39];&quot;,&quot;;&quot;&quot;)) + 1" office:value-type="float" office:value="2">
            <text:p>2</text:p>
          </table:table-cell>
          <table:table-cell office:value-type="string">
            <text:p>R3, R10</text:p>
          </table:table-cell>
          <table:table-cell office:value-type="string">
            <text:p>RHM8.06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40]) - LEN(SUBSTITUTE([.B40];&quot;,&quot;;&quot;&quot;)) + 1" office:value-type="float" office:value="2">
            <text:p>2</text:p>
          </table:table-cell>
          <table:table-cell office:value-type="string">
            <text:p>D5, D9</text:p>
          </table:table-cell>
          <table:table-cell office:value-type="string">
            <text:p>SMBJ36ALF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41]) - LEN(SUBSTITUTE([.B41];&quot;,&quot;;&quot;&quot;)) + 1"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SS2H10-E3/52TGI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42]) - LEN(SUBSTITUTE([.B42];&quot;,&quot;;&quot;&quot;)) + 1" office:value-type="float" office:value="2">
            <text:p>2</text:p>
          </table:table-cell>
          <table:table-cell office:value-type="string">
            <text:p>SW1, SW2</text:p>
          </table:table-cell>
          <table:table-cell office:value-type="string">
            <text:p>SW1023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43]) - LEN(SUBSTITUTE([.B43];&quot;,&quot;;&quot;&quot;)) + 1" office:value-type="float" office:value="1">
            <text:p>1</text:p>
          </table:table-cell>
          <table:table-cell office:value-type="string">
            <text:p>C21</text:p>
          </table:table-cell>
          <table:table-cell office:value-type="string">
            <text:p>587-1243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44]) - LEN(SUBSTITUTE([.B44];&quot;,&quot;;&quot;&quot;)) + 1" office:value-type="float" office:value="1">
            <text:p>1</text:p>
          </table:table-cell>
          <table:table-cell office:value-type="string">
            <text:p>C23</text:p>
          </table:table-cell>
          <table:table-cell office:value-type="string">
            <text:p>587-1351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45]) - LEN(SUBSTITUTE([.B45];&quot;,&quot;;&quot;&quot;)) + 1" office:value-type="float" office:value="2">
            <text:p>2</text:p>
          </table:table-cell>
          <table:table-cell office:value-type="string">
            <text:p>P1, P4</text:p>
          </table:table-cell>
          <table:table-cell office:value-type="string">
            <text:p>WM7620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46]) - LEN(SUBSTITUTE([.B46];&quot;,&quot;;&quot;&quot;)) + 1" office:value-type="float" office:value="5">
            <text:p>5</text:p>
          </table:table-cell>
          <table:table-cell office:value-type="string">
            <text:p>P5, P6, P7, P12, P13</text:p>
          </table:table-cell>
          <table:table-cell office:value-type="string">
            <text:p>WM7622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47]) - LEN(SUBSTITUTE([.B47];&quot;,&quot;;&quot;&quot;)) + 1" office:value-type="float" office:value="2">
            <text:p>2</text:p>
          </table:table-cell>
          <table:table-cell office:value-type="string">
            <text:p>P9, P10</text:p>
          </table:table-cell>
          <table:table-cell office:value-type="string">
            <text:p>WM7624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48]) - LEN(SUBSTITUTE([.B48];&quot;,&quot;;&quot;&quot;)) + 1" office:value-type="float" office:value="1">
            <text:p>1</text:p>
          </table:table-cell>
          <table:table-cell office:value-type="string">
            <text:p>P8</text:p>
          </table:table-cell>
          <table:table-cell office:value-type="string">
            <text:p>WM7630CT-ND</text:p>
          </table:table-cell>
          <table:table-cell office:value-type="float" office:value="1">
            <text:p>1</text:p>
          </table:table-cell>
        </table:table-row>
      </table:table>
      <table:table table:name="COMBINED ORDER" table:style-name="ta1" table:print="false">
        <office:forms form:automatic-focus="false" form:apply-design-mode="false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formula="of:=IF([COMBINED.D2] = 1; [COMBINED.A2]*[INTRODUCTION.$D$11]; MROUND([COMBINED.A2]*[INTRODUCTION.$D$11]+([COMBINED.D2]/2);[COMBINED.D2]))" office:value-type="float" office:value="1">
            <text:p>1</text:p>
          </table:table-cell>
          <table:table-cell table:formula="of:=[COMBINED.C2]" office:value-type="string" office:string-value="296-21527-1-ND">
            <text:p>296-21527-1-ND</text:p>
          </table:table-cell>
          <table:table-cell table:formula="of:=[COMBINED.B2]" office:value-type="string" office:string-value="U10">
            <text:p>U10</text:p>
          </table:table-cell>
        </table:table-row>
        <table:table-row table:style-name="ro1">
          <table:table-cell table:formula="of:=IF([COMBINED.D3] = 1; [COMBINED.A3]*[INTRODUCTION.$D$11]; MROUND([COMBINED.A3]*[INTRODUCTION.$D$11]+([COMBINED.D3]/2);[COMBINED.D3]))" office:value-type="float" office:value="1">
            <text:p>1</text:p>
          </table:table-cell>
          <table:table-cell table:formula="of:=[COMBINED.C3]" office:value-type="string" office:string-value="296-21929-1-ND">
            <text:p>296-21929-1-ND</text:p>
          </table:table-cell>
          <table:table-cell table:formula="of:=[COMBINED.B3]" office:value-type="string" office:string-value="U9">
            <text:p>U9</text:p>
          </table:table-cell>
        </table:table-row>
        <table:table-row table:style-name="ro1">
          <table:table-cell table:formula="of:=IF([COMBINED.D4] = 1; [COMBINED.A4]*[INTRODUCTION.$D$11]; MROUND([COMBINED.A4]*[INTRODUCTION.$D$11]+([COMBINED.D4]/2);[COMBINED.D4]))" office:value-type="float" office:value="2">
            <text:p>2</text:p>
          </table:table-cell>
          <table:table-cell table:formula="of:=[COMBINED.C4]" office:value-type="string" office:string-value="296-23759-1-ND">
            <text:p>296-23759-1-ND</text:p>
          </table:table-cell>
          <table:table-cell table:formula="of:=[COMBINED.B4]" office:value-type="string" office:string-value="U7, U8">
            <text:p>U7, U8</text:p>
          </table:table-cell>
        </table:table-row>
        <table:table-row table:style-name="ro1">
          <table:table-cell table:formula="of:=IF([COMBINED.D5] = 1; [COMBINED.A5]*[INTRODUCTION.$D$11]; MROUND([COMBINED.A5]*[INTRODUCTION.$D$11]+([COMBINED.D5]/2);[COMBINED.D5]))" office:value-type="float" office:value="10">
            <text:p>10</text:p>
          </table:table-cell>
          <table:table-cell table:formula="of:=[COMBINED.C5]" office:value-type="string" office:string-value="311-10.0KHRCT-ND">
            <text:p>311-10.0KHRCT-ND</text:p>
          </table:table-cell>
          <table:table-cell table:formula="of:=[COMBINED.B5]" office:value-type="string" office:string-value="R36, R37, R39, R40">
            <text:p>R36, R37, R39, R40</text:p>
          </table:table-cell>
        </table:table-row>
        <table:table-row table:style-name="ro1">
          <table:table-cell table:formula="of:=IF([COMBINED.D6] = 1; [COMBINED.A6]*[INTRODUCTION.$D$11]; MROUND([COMBINED.A6]*[INTRODUCTION.$D$11]+([COMBINED.D6]/2);[COMBINED.D6]))" office:value-type="float" office:value="10">
            <text:p>10</text:p>
          </table:table-cell>
          <table:table-cell table:formula="of:=[COMBINED.C6]" office:value-type="string" office:string-value="311-100KHRCT-ND">
            <text:p>311-100KHRCT-ND</text:p>
          </table:table-cell>
          <table:table-cell table:formula="of:=[COMBINED.B6]" office:value-type="string" office:string-value="R20, R21, R22, R23, R24, R25, R31">
            <text:p>R20, R21, R22, R23, R24, R25, R31</text:p>
          </table:table-cell>
        </table:table-row>
        <table:table-row table:style-name="ro1">
          <table:table-cell table:formula="of:=IF([COMBINED.D7] = 1; [COMBINED.A7]*[INTRODUCTION.$D$11]; MROUND([COMBINED.A7]*[INTRODUCTION.$D$11]+([COMBINED.D7]/2);[COMBINED.D7]))" office:value-type="float" office:value="10">
            <text:p>10</text:p>
          </table:table-cell>
          <table:table-cell table:formula="of:=[COMBINED.C7]" office:value-type="string" office:string-value="311-1186-1-ND">
            <text:p>311-1186-1-ND</text:p>
          </table:table-cell>
          <table:table-cell table:formula="of:=[COMBINED.B7]" office:value-type="string" office:string-value="C10, C17">
            <text:p>C10, C17</text:p>
          </table:table-cell>
        </table:table-row>
        <table:table-row table:style-name="ro1">
          <table:table-cell table:formula="of:=IF([COMBINED.D8] = 1; [COMBINED.A8]*[INTRODUCTION.$D$11]; MROUND([COMBINED.A8]*[INTRODUCTION.$D$11]+([COMBINED.D8]/2);[COMBINED.D8]))" office:value-type="float" office:value="10">
            <text:p>10</text:p>
          </table:table-cell>
          <table:table-cell table:formula="of:=[COMBINED.C8]" office:value-type="string" office:string-value="311-330HRCT-ND">
            <text:p>311-330HRCT-ND</text:p>
          </table:table-cell>
          <table:table-cell table:formula="of:=[COMBINED.B8]" office:value-type="string" office:string-value="R9, R29, R32">
            <text:p>R9, R29, R32</text:p>
          </table:table-cell>
        </table:table-row>
        <table:table-row table:style-name="ro1">
          <table:table-cell table:formula="of:=IF([COMBINED.D9] = 1; [COMBINED.A9]*[INTRODUCTION.$D$11]; MROUND([COMBINED.A9]*[INTRODUCTION.$D$11]+([COMBINED.D9]/2);[COMBINED.D9]))" office:value-type="float" office:value="10">
            <text:p>10</text:p>
          </table:table-cell>
          <table:table-cell table:formula="of:=[COMBINED.C9]" office:value-type="string" office:string-value="311-5.6KGRCT-ND">
            <text:p>311-5.6KGRCT-ND</text:p>
          </table:table-cell>
          <table:table-cell table:formula="of:=[COMBINED.B9]" office:value-type="string" office:string-value="R27, R30">
            <text:p>R27, R30</text:p>
          </table:table-cell>
        </table:table-row>
        <table:table-row table:style-name="ro1">
          <table:table-cell table:formula="of:=IF([COMBINED.D10] = 1; [COMBINED.A10]*[INTRODUCTION.$D$11]; MROUND([COMBINED.A10]*[INTRODUCTION.$D$11]+([COMBINED.D10]/2);[COMBINED.D10]))" office:value-type="float" office:value="10">
            <text:p>10</text:p>
          </table:table-cell>
          <table:table-cell table:formula="of:=[COMBINED.C10]" office:value-type="string" office:string-value="311-523HRCT-ND">
            <text:p>311-523HRCT-ND</text:p>
          </table:table-cell>
          <table:table-cell table:formula="of:=[COMBINED.B10]" office:value-type="string" office:string-value="R53">
            <text:p>R53</text:p>
          </table:table-cell>
        </table:table-row>
        <table:table-row table:style-name="ro1">
          <table:table-cell table:formula="of:=IF([COMBINED.D11] = 1; [COMBINED.A11]*[INTRODUCTION.$D$11]; MROUND([COMBINED.A11]*[INTRODUCTION.$D$11]+([COMBINED.D11]/2);[COMBINED.D11]))" office:value-type="float" office:value="2">
            <text:p>2</text:p>
          </table:table-cell>
          <table:table-cell table:formula="of:=[COMBINED.C11]" office:value-type="string" office:string-value="445-3160-1-ND">
            <text:p>445-3160-1-ND</text:p>
          </table:table-cell>
          <table:table-cell table:formula="of:=[COMBINED.B11]" office:value-type="string" office:string-value="L3, L4">
            <text:p>L3, L4</text:p>
          </table:table-cell>
        </table:table-row>
        <table:table-row table:style-name="ro1">
          <table:table-cell table:formula="of:=IF([COMBINED.D12] = 1; [COMBINED.A12]*[INTRODUCTION.$D$11]; MROUND([COMBINED.A12]*[INTRODUCTION.$D$11]+([COMBINED.D12]/2);[COMBINED.D12]))" office:value-type="float" office:value="3">
            <text:p>3</text:p>
          </table:table-cell>
          <table:table-cell table:formula="of:=[COMBINED.C12]" office:value-type="string" office:string-value="478-3127-1-ND">
            <text:p>478-3127-1-ND</text:p>
          </table:table-cell>
          <table:table-cell table:formula="of:=[COMBINED.B12]" office:value-type="string" office:string-value="C18, C20, C24">
            <text:p>C18, C20, C24</text:p>
          </table:table-cell>
        </table:table-row>
        <table:table-row table:style-name="ro1">
          <table:table-cell table:formula="of:=IF([COMBINED.D13] = 1; [COMBINED.A13]*[INTRODUCTION.$D$11]; MROUND([COMBINED.A13]*[INTRODUCTION.$D$11]+([COMBINED.D13]/2);[COMBINED.D13]))" office:value-type="float" office:value="10">
            <text:p>10</text:p>
          </table:table-cell>
          <table:table-cell table:formula="of:=[COMBINED.C13]" office:value-type="string" office:string-value="490-1709-1-ND">
            <text:p>490-1709-1-ND</text:p>
          </table:table-cell>
          <table:table-cell table:formula="of:=[COMBINED.B13]" office:value-type="string" office:string-value="C6, C7, C13, C14">
            <text:p>C6, C7, C13, C14</text:p>
          </table:table-cell>
        </table:table-row>
        <table:table-row table:style-name="ro1">
          <table:table-cell table:formula="of:=IF([COMBINED.D14] = 1; [COMBINED.A14]*[INTRODUCTION.$D$11]; MROUND([COMBINED.A14]*[INTRODUCTION.$D$11]+([COMBINED.D14]/2);[COMBINED.D14]))" office:value-type="float" office:value="2">
            <text:p>2</text:p>
          </table:table-cell>
          <table:table-cell table:formula="of:=[COMBINED.C14]" office:value-type="string" office:string-value="568-1636-1-ND">
            <text:p>568-1636-1-ND</text:p>
          </table:table-cell>
          <table:table-cell table:formula="of:=[COMBINED.B14]" office:value-type="string" office:string-value="Q1, Q2">
            <text:p>Q1, Q2</text:p>
          </table:table-cell>
        </table:table-row>
        <table:table-row table:style-name="ro1">
          <table:table-cell table:formula="of:=IF([COMBINED.D15] = 1; [COMBINED.A15]*[INTRODUCTION.$D$11]; MROUND([COMBINED.A15]*[INTRODUCTION.$D$11]+([COMBINED.D15]/2);[COMBINED.D15]))" office:value-type="float" office:value="1">
            <text:p>1</text:p>
          </table:table-cell>
          <table:table-cell table:formula="of:=[COMBINED.C15]" office:value-type="string" office:string-value="568-4208-ND">
            <text:p>568-4208-ND</text:p>
          </table:table-cell>
          <table:table-cell table:formula="of:=[COMBINED.B15]" office:value-type="string" office:string-value="U5">
            <text:p>U5</text:p>
          </table:table-cell>
        </table:table-row>
        <table:table-row table:style-name="ro1">
          <table:table-cell table:formula="of:=IF([COMBINED.D16] = 1; [COMBINED.A16]*[INTRODUCTION.$D$11]; MROUND([COMBINED.A16]*[INTRODUCTION.$D$11]+([COMBINED.D16]/2);[COMBINED.D16]))" office:value-type="float" office:value="1">
            <text:p>1</text:p>
          </table:table-cell>
          <table:table-cell table:formula="of:=[COMBINED.C16]" office:value-type="string" office:string-value="568-4213-1-ND">
            <text:p>568-4213-1-ND</text:p>
          </table:table-cell>
          <table:table-cell table:formula="of:=[COMBINED.B16]" office:value-type="string" office:string-value="U6">
            <text:p>U6</text:p>
          </table:table-cell>
        </table:table-row>
        <table:table-row table:style-name="ro1">
          <table:table-cell table:formula="of:=IF([COMBINED.D17] = 1; [COMBINED.A17]*[INTRODUCTION.$D$11]; MROUND([COMBINED.A17]*[INTRODUCTION.$D$11]+([COMBINED.D17]/2);[COMBINED.D17]))" office:value-type="float" office:value="1">
            <text:p>1</text:p>
          </table:table-cell>
          <table:table-cell table:formula="of:=[COMBINED.C17]" office:value-type="string" office:string-value="576-1288-1-ND">
            <text:p>576-1288-1-ND</text:p>
          </table:table-cell>
          <table:table-cell table:formula="of:=[COMBINED.B17]" office:value-type="string" office:string-value="U3">
            <text:p>U3</text:p>
          </table:table-cell>
        </table:table-row>
        <table:table-row table:style-name="ro1">
          <table:table-cell table:formula="of:=IF([COMBINED.D18] = 1; [COMBINED.A18]*[INTRODUCTION.$D$11]; MROUND([COMBINED.A18]*[INTRODUCTION.$D$11]+([COMBINED.D18]/2);[COMBINED.D18]))" office:value-type="float" office:value="20">
            <text:p>20</text:p>
          </table:table-cell>
          <table:table-cell table:formula="of:=[COMBINED.C18]" office:value-type="string" office:string-value="587-1243-1-ND">
            <text:p>587-1243-1-ND</text:p>
          </table:table-cell>
          <table:table-cell table:formula="of:=[COMBINED.B18]" office:value-type="string" office:string-value="C1, C2, C8, C15, C22, C25, C28, C29, C30, C31, C32, C33, C34, C35, C36, C37">
            <text:p>C1, C2, C8, C15, C22, C25, C28, C29, C30, C31, C32, C33, C34, C35, C36, C37</text:p>
          </table:table-cell>
        </table:table-row>
        <table:table-row table:style-name="ro1">
          <table:table-cell table:formula="of:=IF([COMBINED.D19] = 1; [COMBINED.A19]*[INTRODUCTION.$D$11]; MROUND([COMBINED.A19]*[INTRODUCTION.$D$11]+([COMBINED.D19]/2);[COMBINED.D19]))" office:value-type="float" office:value="10">
            <text:p>10</text:p>
          </table:table-cell>
          <table:table-cell table:formula="of:=[COMBINED.C19]" office:value-type="string" office:string-value="587-1247-1-ND">
            <text:p>587-1247-1-ND</text:p>
          </table:table-cell>
          <table:table-cell table:formula="of:=[COMBINED.B19]" office:value-type="string" office:string-value="C5, C11, C12, C19">
            <text:p>C5, C11, C12, C19</text:p>
          </table:table-cell>
        </table:table-row>
        <table:table-row table:style-name="ro1">
          <table:table-cell table:formula="of:=IF([COMBINED.D20] = 1; [COMBINED.A20]*[INTRODUCTION.$D$11]; MROUND([COMBINED.A20]*[INTRODUCTION.$D$11]+([COMBINED.D20]/2);[COMBINED.D20]))" office:value-type="float" office:value="10">
            <text:p>10</text:p>
          </table:table-cell>
          <table:table-cell table:formula="of:=[COMBINED.C20]" office:value-type="string" office:string-value="587-1351-1-ND">
            <text:p>587-1351-1-ND</text:p>
          </table:table-cell>
          <table:table-cell table:formula="of:=[COMBINED.B20]" office:value-type="string" office:string-value="C9, C16">
            <text:p>C9, C16</text:p>
          </table:table-cell>
        </table:table-row>
        <table:table-row table:style-name="ro1">
          <table:table-cell table:formula="of:=IF([COMBINED.D21] = 1; [COMBINED.A21]*[INTRODUCTION.$D$11]; MROUND([COMBINED.A21]*[INTRODUCTION.$D$11]+([COMBINED.D21]/2);[COMBINED.D21]))" office:value-type="float" office:value="2">
            <text:p>2</text:p>
          </table:table-cell>
          <table:table-cell table:formula="of:=[COMBINED.C21]" office:value-type="string" office:string-value="732-1191-1-ND">
            <text:p>732-1191-1-ND</text:p>
          </table:table-cell>
          <table:table-cell table:formula="of:=[COMBINED.B21]" office:value-type="string" office:string-value="L1, L2">
            <text:p>L1, L2</text:p>
          </table:table-cell>
        </table:table-row>
        <table:table-row table:style-name="ro1">
          <table:table-cell table:formula="of:=IF([COMBINED.D22] = 1; [COMBINED.A22]*[INTRODUCTION.$D$11]; MROUND([COMBINED.A22]*[INTRODUCTION.$D$11]+([COMBINED.D22]/2);[COMBINED.D22]))" office:value-type="float" office:value="6">
            <text:p>6</text:p>
          </table:table-cell>
          <table:table-cell table:formula="of:=[COMBINED.C22]" office:value-type="string" office:string-value="751-1166-1-ND">
            <text:p>751-1166-1-ND</text:p>
          </table:table-cell>
          <table:table-cell table:formula="of:=[COMBINED.B22]" office:value-type="string" office:string-value="D3, D7, D13, D14, D15, D16">
            <text:p>D3, D7, D13, D14, D15, D16</text:p>
          </table:table-cell>
        </table:table-row>
        <table:table-row table:style-name="ro1">
          <table:table-cell table:formula="of:=IF([COMBINED.D23] = 1; [COMBINED.A23]*[INTRODUCTION.$D$11]; MROUND([COMBINED.A23]*[INTRODUCTION.$D$11]+([COMBINED.D23]/2);[COMBINED.D23]))" office:value-type="float" office:value="1">
            <text:p>1</text:p>
          </table:table-cell>
          <table:table-cell table:formula="of:=[COMBINED.C23]" office:value-type="string" office:string-value="751-1183-1-ND">
            <text:p>751-1183-1-ND</text:p>
          </table:table-cell>
          <table:table-cell table:formula="of:=[COMBINED.B23]" office:value-type="string" office:string-value="D11">
            <text:p>D11</text:p>
          </table:table-cell>
        </table:table-row>
        <table:table-row table:style-name="ro1">
          <table:table-cell table:formula="of:=IF([COMBINED.D24] = 1; [COMBINED.A24]*[INTRODUCTION.$D$11]; MROUND([COMBINED.A24]*[INTRODUCTION.$D$11]+([COMBINED.D24]/2);[COMBINED.D24]))" office:value-type="float" office:value="4">
            <text:p>4</text:p>
          </table:table-cell>
          <table:table-cell table:formula="of:=[COMBINED.C24]" office:value-type="string" office:string-value="B240A-FDICT-ND">
            <text:p>B240A-FDICT-ND</text:p>
          </table:table-cell>
          <table:table-cell table:formula="of:=[COMBINED.B24]" office:value-type="string" office:string-value="D1, D4, D6, D8">
            <text:p>D1, D4, D6, D8</text:p>
          </table:table-cell>
        </table:table-row>
        <table:table-row table:style-name="ro1">
          <table:table-cell table:formula="of:=IF([COMBINED.D25] = 1; [COMBINED.A25]*[INTRODUCTION.$D$11]; MROUND([COMBINED.A25]*[INTRODUCTION.$D$11]+([COMBINED.D25]/2);[COMBINED.D25]))" office:value-type="float" office:value="1">
            <text:p>1</text:p>
          </table:table-cell>
          <table:table-cell table:formula="of:=[COMBINED.C25]" office:value-type="string" office:string-value="CW404CT-ND">
            <text:p>CW404CT-ND</text:p>
          </table:table-cell>
          <table:table-cell table:formula="of:=[COMBINED.B25]" office:value-type="string" office:string-value="Y1">
            <text:p>Y1</text:p>
          </table:table-cell>
        </table:table-row>
        <table:table-row table:style-name="ro1">
          <table:table-cell table:formula="of:=IF([COMBINED.D26] = 1; [COMBINED.A26]*[INTRODUCTION.$D$11]; MROUND([COMBINED.A26]*[INTRODUCTION.$D$11]+([COMBINED.D26]/2);[COMBINED.D26]))" office:value-type="float" office:value="10">
            <text:p>10</text:p>
          </table:table-cell>
          <table:table-cell table:formula="of:=[COMBINED.C26]" office:value-type="string" office:string-value="490-1409-1-ND">
            <text:p>490-1409-1-ND</text:p>
          </table:table-cell>
          <table:table-cell table:formula="of:=[COMBINED.B26]" office:value-type="string" office:string-value="C26, C27">
            <text:p>C26, C27</text:p>
          </table:table-cell>
        </table:table-row>
        <table:table-row table:style-name="ro1">
          <table:table-cell table:formula="of:=IF([COMBINED.D27] = 1; [COMBINED.A27]*[INTRODUCTION.$D$11]; MROUND([COMBINED.A27]*[INTRODUCTION.$D$11]+([COMBINED.D27]/2);[COMBINED.D27]))" office:value-type="float" office:value="2">
            <text:p>2</text:p>
          </table:table-cell>
          <table:table-cell table:formula="of:=[COMBINED.C27]" office:value-type="string" office:string-value="H2959CT-ND">
            <text:p>H2959CT-ND</text:p>
          </table:table-cell>
          <table:table-cell table:formula="of:=[COMBINED.B27]" office:value-type="string" office:string-value="P2, P3">
            <text:p>P2, P3</text:p>
          </table:table-cell>
        </table:table-row>
        <table:table-row table:style-name="ro1">
          <table:table-cell table:formula="of:=IF([COMBINED.D28] = 1; [COMBINED.A28]*[INTRODUCTION.$D$11]; MROUND([COMBINED.A28]*[INTRODUCTION.$D$11]+([COMBINED.D28]/2);[COMBINED.D28]))" office:value-type="float" office:value="1">
            <text:p>1</text:p>
          </table:table-cell>
          <table:table-cell table:formula="of:=[COMBINED.C28]" office:value-type="string" office:string-value="L61101CT-ND">
            <text:p>L61101CT-ND</text:p>
          </table:table-cell>
          <table:table-cell table:formula="of:=[COMBINED.B28]" office:value-type="string" office:string-value="D12">
            <text:p>D12</text:p>
          </table:table-cell>
        </table:table-row>
        <table:table-row table:style-name="ro1">
          <table:table-cell table:formula="of:=IF([COMBINED.D29] = 1; [COMBINED.A29]*[INTRODUCTION.$D$11]; MROUND([COMBINED.A29]*[INTRODUCTION.$D$11]+([COMBINED.D29]/2);[COMBINED.D29]))" office:value-type="float" office:value="1">
            <text:p>1</text:p>
          </table:table-cell>
          <table:table-cell table:formula="of:=[COMBINED.C29]" office:value-type="string" office:string-value="LM2665M6CT-ND">
            <text:p>LM2665M6CT-ND</text:p>
          </table:table-cell>
          <table:table-cell table:formula="of:=[COMBINED.B29]" office:value-type="string" office:string-value="U4">
            <text:p>U4</text:p>
          </table:table-cell>
        </table:table-row>
        <table:table-row table:style-name="ro1">
          <table:table-cell table:formula="of:=IF([COMBINED.D30] = 1; [COMBINED.A30]*[INTRODUCTION.$D$11]; MROUND([COMBINED.A30]*[INTRODUCTION.$D$11]+([COMBINED.D30]/2);[COMBINED.D30]))" office:value-type="float" office:value="2">
            <text:p>2</text:p>
          </table:table-cell>
          <table:table-cell table:formula="of:=[COMBINED.C30]" office:value-type="string" office:string-value="LT3500EDD#PBF-ND">
            <text:p>LT3500EDD#PBF-ND</text:p>
          </table:table-cell>
          <table:table-cell table:formula="of:=[COMBINED.B30]" office:value-type="string" office:string-value="U1, U2">
            <text:p>U1, U2</text:p>
          </table:table-cell>
        </table:table-row>
        <table:table-row table:style-name="ro1">
          <table:table-cell table:formula="of:=IF([COMBINED.D31] = 1; [COMBINED.A31]*[INTRODUCTION.$D$11]; MROUND([COMBINED.A31]*[INTRODUCTION.$D$11]+([COMBINED.D31]/2);[COMBINED.D31]))" office:value-type="float" office:value="10">
            <text:p>10</text:p>
          </table:table-cell>
          <table:table-cell table:formula="of:=[COMBINED.C31]" office:value-type="string" office:string-value="MBR0520LT1GOSCT-ND">
            <text:p>MBR0520LT1GOSCT-ND</text:p>
          </table:table-cell>
          <table:table-cell table:formula="of:=[COMBINED.B31]" office:value-type="string" office:string-value="D10">
            <text:p>D10</text:p>
          </table:table-cell>
        </table:table-row>
        <table:table-row table:style-name="ro1">
          <table:table-cell table:formula="of:=IF([COMBINED.D32] = 1; [COMBINED.A32]*[INTRODUCTION.$D$11]; MROUND([COMBINED.A32]*[INTRODUCTION.$D$11]+([COMBINED.D32]/2);[COMBINED.D32]))" office:value-type="float" office:value="10">
            <text:p>10</text:p>
          </table:table-cell>
          <table:table-cell table:formula="of:=[COMBINED.C32]" office:value-type="string" office:string-value="P180HCT-ND">
            <text:p>P180HCT-ND</text:p>
          </table:table-cell>
          <table:table-cell table:formula="of:=[COMBINED.B32]" office:value-type="string" office:string-value="R26">
            <text:p>R26</text:p>
          </table:table-cell>
        </table:table-row>
        <table:table-row table:style-name="ro1">
          <table:table-cell table:formula="of:=IF([COMBINED.D33] = 1; [COMBINED.A33]*[INTRODUCTION.$D$11]; MROUND([COMBINED.A33]*[INTRODUCTION.$D$11]+([COMBINED.D33]/2);[COMBINED.D33]))" office:value-type="float" office:value="10">
            <text:p>10</text:p>
          </table:table-cell>
          <table:table-cell table:formula="of:=[COMBINED.C33]" office:value-type="string" office:string-value="RHM1.00KHCT-ND">
            <text:p>RHM1.00KHCT-ND</text:p>
          </table:table-cell>
          <table:table-cell table:formula="of:=[COMBINED.B33]" office:value-type="string" office:string-value="R7">
            <text:p>R7</text:p>
          </table:table-cell>
        </table:table-row>
        <table:table-row table:style-name="ro1">
          <table:table-cell table:formula="of:=IF([COMBINED.D34] = 1; [COMBINED.A34]*[INTRODUCTION.$D$11]; MROUND([COMBINED.A34]*[INTRODUCTION.$D$11]+([COMBINED.D34]/2);[COMBINED.D34]))" office:value-type="float" office:value="10">
            <text:p>10</text:p>
          </table:table-cell>
          <table:table-cell table:formula="of:=[COMBINED.C34]" office:value-type="string" office:string-value="RHM150HCT-ND">
            <text:p>RHM150HCT-ND</text:p>
          </table:table-cell>
          <table:table-cell table:formula="of:=[COMBINED.B34]" office:value-type="string" office:string-value="R2, R15, R28">
            <text:p>R2, R15, R28</text:p>
          </table:table-cell>
        </table:table-row>
        <table:table-row table:style-name="ro1">
          <table:table-cell table:formula="of:=IF([COMBINED.D35] = 1; [COMBINED.A35]*[INTRODUCTION.$D$11]; MROUND([COMBINED.A35]*[INTRODUCTION.$D$11]+([COMBINED.D35]/2);[COMBINED.D35]))" office:value-type="float" office:value="10">
            <text:p>10</text:p>
          </table:table-cell>
          <table:table-cell table:formula="of:=[COMBINED.C35]" office:value-type="string" office:string-value="RHM24.9KHCT-ND">
            <text:p>RHM24.9KHCT-ND</text:p>
          </table:table-cell>
          <table:table-cell table:formula="of:=[COMBINED.B35]" office:value-type="string" office:string-value="R1">
            <text:p>R1</text:p>
          </table:table-cell>
        </table:table-row>
        <table:table-row table:style-name="ro1">
          <table:table-cell table:formula="of:=IF([COMBINED.D36] = 1; [COMBINED.A36]*[INTRODUCTION.$D$11]; MROUND([COMBINED.A36]*[INTRODUCTION.$D$11]+([COMBINED.D36]/2);[COMBINED.D36]))" office:value-type="float" office:value="10">
            <text:p>10</text:p>
          </table:table-cell>
          <table:table-cell table:formula="of:=[COMBINED.C36]" office:value-type="string" office:string-value="RHM40.2KHCT-ND">
            <text:p>RHM40.2KHCT-ND</text:p>
          </table:table-cell>
          <table:table-cell table:formula="of:=[COMBINED.B36]" office:value-type="string" office:string-value="R5, R12">
            <text:p>R5, R12</text:p>
          </table:table-cell>
        </table:table-row>
        <table:table-row table:style-name="ro1">
          <table:table-cell table:formula="of:=IF([COMBINED.D37] = 1; [COMBINED.A37]*[INTRODUCTION.$D$11]; MROUND([COMBINED.A37]*[INTRODUCTION.$D$11]+([COMBINED.D37]/2);[COMBINED.D37]))" office:value-type="float" office:value="10">
            <text:p>10</text:p>
          </table:table-cell>
          <table:table-cell table:formula="of:=[COMBINED.C37]" office:value-type="string" office:string-value="RHM42.2KHCT-ND">
            <text:p>RHM42.2KHCT-ND</text:p>
          </table:table-cell>
          <table:table-cell table:formula="of:=[COMBINED.B37]" office:value-type="string" office:string-value="R8">
            <text:p>R8</text:p>
          </table:table-cell>
        </table:table-row>
        <table:table-row table:style-name="ro1">
          <table:table-cell table:formula="of:=IF([COMBINED.D38] = 1; [COMBINED.A38]*[INTRODUCTION.$D$11]; MROUND([COMBINED.A38]*[INTRODUCTION.$D$11]+([COMBINED.D38]/2);[COMBINED.D38]))" office:value-type="float" office:value="10">
            <text:p>10</text:p>
          </table:table-cell>
          <table:table-cell table:formula="of:=[COMBINED.C38]" office:value-type="string" office:string-value="RHM53.6KHCT-ND">
            <text:p>RHM53.6KHCT-ND</text:p>
          </table:table-cell>
          <table:table-cell table:formula="of:=[COMBINED.B38]" office:value-type="string" office:string-value="R4, R11">
            <text:p>R4, R11</text:p>
          </table:table-cell>
        </table:table-row>
        <table:table-row table:style-name="ro1">
          <table:table-cell table:formula="of:=IF([COMBINED.D39] = 1; [COMBINED.A39]*[INTRODUCTION.$D$11]; MROUND([COMBINED.A39]*[INTRODUCTION.$D$11]+([COMBINED.D39]/2);[COMBINED.D39]))" office:value-type="float" office:value="10">
            <text:p>10</text:p>
          </table:table-cell>
          <table:table-cell table:formula="of:=[COMBINED.C39]" office:value-type="string" office:string-value="RHM8.06KHCT-ND">
            <text:p>RHM8.06KHCT-ND</text:p>
          </table:table-cell>
          <table:table-cell table:formula="of:=[COMBINED.B39]" office:value-type="string" office:string-value="R3, R10">
            <text:p>R3, R10</text:p>
          </table:table-cell>
        </table:table-row>
        <table:table-row table:style-name="ro1">
          <table:table-cell table:formula="of:=IF([COMBINED.D40] = 1; [COMBINED.A40]*[INTRODUCTION.$D$11]; MROUND([COMBINED.A40]*[INTRODUCTION.$D$11]+([COMBINED.D40]/2);[COMBINED.D40]))" office:value-type="float" office:value="2">
            <text:p>2</text:p>
          </table:table-cell>
          <table:table-cell table:formula="of:=[COMBINED.C40]" office:value-type="string" office:string-value="SMBJ36ALFCT-ND">
            <text:p>SMBJ36ALFCT-ND</text:p>
          </table:table-cell>
          <table:table-cell table:formula="of:=[COMBINED.B40]" office:value-type="string" office:string-value="D5, D9">
            <text:p>D5, D9</text:p>
          </table:table-cell>
        </table:table-row>
        <table:table-row table:style-name="ro1">
          <table:table-cell table:formula="of:=IF([COMBINED.D41] = 1; [COMBINED.A41]*[INTRODUCTION.$D$11]; MROUND([COMBINED.A41]*[INTRODUCTION.$D$11]+([COMBINED.D41]/2);[COMBINED.D41]))" office:value-type="float" office:value="1">
            <text:p>1</text:p>
          </table:table-cell>
          <table:table-cell table:formula="of:=[COMBINED.C41]" office:value-type="string" office:string-value="SS2H10-E3/52TGICT-ND">
            <text:p>SS2H10-E3/52TGICT-ND</text:p>
          </table:table-cell>
          <table:table-cell table:formula="of:=[COMBINED.B41]" office:value-type="string" office:string-value="D2">
            <text:p>D2</text:p>
          </table:table-cell>
        </table:table-row>
        <table:table-row table:style-name="ro1">
          <table:table-cell table:formula="of:=IF([COMBINED.D42] = 1; [COMBINED.A42]*[INTRODUCTION.$D$11]; MROUND([COMBINED.A42]*[INTRODUCTION.$D$11]+([COMBINED.D42]/2);[COMBINED.D42]))" office:value-type="float" office:value="2">
            <text:p>2</text:p>
          </table:table-cell>
          <table:table-cell table:formula="of:=[COMBINED.C42]" office:value-type="string" office:string-value="SW1023CT-ND">
            <text:p>SW1023CT-ND</text:p>
          </table:table-cell>
          <table:table-cell table:formula="of:=[COMBINED.B42]" office:value-type="string" office:string-value="SW1, SW2">
            <text:p>SW1, SW2</text:p>
          </table:table-cell>
        </table:table-row>
        <table:table-row table:style-name="ro1">
          <table:table-cell table:formula="of:=IF([COMBINED.D43] = 1; [COMBINED.A43]*[INTRODUCTION.$D$11]; MROUND([COMBINED.A43]*[INTRODUCTION.$D$11]+([COMBINED.D43]/2);[COMBINED.D43]))" office:value-type="float" office:value="10">
            <text:p>10</text:p>
          </table:table-cell>
          <table:table-cell table:formula="of:=[COMBINED.C43]" office:value-type="string" office:string-value="587-1243-1-ND">
            <text:p>587-1243-1-ND</text:p>
          </table:table-cell>
          <table:table-cell table:formula="of:=[COMBINED.B43]" office:value-type="string" office:string-value="C21">
            <text:p>C21</text:p>
          </table:table-cell>
        </table:table-row>
        <table:table-row table:style-name="ro1">
          <table:table-cell table:formula="of:=IF([COMBINED.D44] = 1; [COMBINED.A44]*[INTRODUCTION.$D$11]; MROUND([COMBINED.A44]*[INTRODUCTION.$D$11]+([COMBINED.D44]/2);[COMBINED.D44]))" office:value-type="float" office:value="10">
            <text:p>10</text:p>
          </table:table-cell>
          <table:table-cell table:formula="of:=[COMBINED.C44]" office:value-type="string" office:string-value="587-1351-1-ND">
            <text:p>587-1351-1-ND</text:p>
          </table:table-cell>
          <table:table-cell table:formula="of:=[COMBINED.B44]" office:value-type="string" office:string-value="C23">
            <text:p>C23</text:p>
          </table:table-cell>
        </table:table-row>
        <table:table-row table:style-name="ro1">
          <table:table-cell table:formula="of:=IF([COMBINED.D45] = 1; [COMBINED.A45]*[INTRODUCTION.$D$11]; MROUND([COMBINED.A45]*[INTRODUCTION.$D$11]+([COMBINED.D45]/2);[COMBINED.D45]))" office:value-type="float" office:value="2">
            <text:p>2</text:p>
          </table:table-cell>
          <table:table-cell table:formula="of:=[COMBINED.C45]" office:value-type="string" office:string-value="WM7620CT-ND">
            <text:p>WM7620CT-ND</text:p>
          </table:table-cell>
          <table:table-cell table:formula="of:=[COMBINED.B45]" office:value-type="string" office:string-value="P1, P4">
            <text:p>P1, P4</text:p>
          </table:table-cell>
        </table:table-row>
        <table:table-row table:style-name="ro1">
          <table:table-cell table:formula="of:=IF([COMBINED.D46] = 1; [COMBINED.A46]*[INTRODUCTION.$D$11]; MROUND([COMBINED.A46]*[INTRODUCTION.$D$11]+([COMBINED.D46]/2);[COMBINED.D46]))" office:value-type="float" office:value="5">
            <text:p>5</text:p>
          </table:table-cell>
          <table:table-cell table:formula="of:=[COMBINED.C46]" office:value-type="string" office:string-value="WM7622CT-ND">
            <text:p>WM7622CT-ND</text:p>
          </table:table-cell>
          <table:table-cell table:formula="of:=[COMBINED.B46]" office:value-type="string" office:string-value="P5, P6, P7, P12, P13">
            <text:p>P5, P6, P7, P12, P13</text:p>
          </table:table-cell>
        </table:table-row>
        <table:table-row table:style-name="ro1">
          <table:table-cell table:formula="of:=IF([COMBINED.D47] = 1; [COMBINED.A47]*[INTRODUCTION.$D$11]; MROUND([COMBINED.A47]*[INTRODUCTION.$D$11]+([COMBINED.D47]/2);[COMBINED.D47]))" office:value-type="float" office:value="2">
            <text:p>2</text:p>
          </table:table-cell>
          <table:table-cell table:formula="of:=[COMBINED.C47]" office:value-type="string" office:string-value="WM7624CT-ND">
            <text:p>WM7624CT-ND</text:p>
          </table:table-cell>
          <table:table-cell table:formula="of:=[COMBINED.B47]" office:value-type="string" office:string-value="P9, P10">
            <text:p>P9, P10</text:p>
          </table:table-cell>
        </table:table-row>
        <table:table-row table:style-name="ro1">
          <table:table-cell table:formula="of:=IF([COMBINED.D48] = 1; [COMBINED.A48]*[INTRODUCTION.$D$11]; MROUND([COMBINED.A48]*[INTRODUCTION.$D$11]+([COMBINED.D48]/2);[COMBINED.D48]))" office:value-type="float" office:value="1">
            <text:p>1</text:p>
          </table:table-cell>
          <table:table-cell table:formula="of:=[COMBINED.C48]" office:value-type="string" office:string-value="WM7630CT-ND">
            <text:p>WM7630CT-ND</text:p>
          </table:table-cell>
          <table:table-cell table:formula="of:=[COMBINED.B48]" office:value-type="string" office:string-value="P8">
            <text:p>P8</text:p>
          </table:table-cell>
        </table:table-row>
      </table:table>
      <table:table table:name="DIGIKEY_BOM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3"/>
        <table:table-column table:style-name="co4" table:default-cell-style-name="ce3"/>
        <table:table-column table:style-name="co4" table:default-cell-style-name="Default"/>
        <table:table-column table:style-name="co16" table:default-cell-style-name="Default"/>
        <table:table-row table:style-name="ro1">
          <table:table-cell office:value-type="string">
            <text:p>Digi-Key Part Number</text:p>
          </table:table-cell>
          <table:table-cell office:value-type="string">
            <text:p>Manufacturer</text:p>
          </table:table-cell>
          <table:table-cell office:value-type="string">
            <text:p>Manufacturer Part Number</text:p>
          </table:table-cell>
          <table:table-cell office:value-type="string">
            <text:p>Customer Reference</text:p>
          </table:table-cell>
          <table:table-cell table:style-name="Default" office:value-type="string">
            <text:p>Quantity 1</text:p>
          </table:table-cell>
          <table:table-cell table:style-name="Default" office:value-type="string">
            <text:p>Quantity 2</text:p>
          </table:table-cell>
          <table:table-cell office:value-type="string">
            <text:p>Quantity 3</text:p>
          </table:table-cell>
          <table:table-cell/>
        </table:table-row>
        <table:table-row table:style-name="ro1">
          <table:table-cell table:formula="of:=[COMBINED.C2]" office:value-type="string" office:string-value="296-21527-1-ND">
            <text:p>296-21527-1-ND</text:p>
          </table:table-cell>
          <table:table-cell table:number-columns-repeated="2"/>
          <table:table-cell table:formula="of:=[COMBINED.B2]" office:value-type="string" office:string-value="U10">
            <text:p>U10</text:p>
          </table:table-cell>
          <table:table-cell table:formula="of:=IF([COMBINED.D2] = 1; [COMBINED.A2]*[INTRODUCTION.$D$7]; MROUND([COMBINED.A2]*[INTRODUCTION.$D$7]+([COMBINED.D2]/2);[COMBINED.D2]))" office:value-type="float" office:value="1">
            <text:p>1</text:p>
          </table:table-cell>
          <table:table-cell table:formula="of:=IF([COMBINED.D2] = 1; [COMBINED.A2]*[INTRODUCTION.$D$8]; MROUND([COMBINED.A2]*[INTRODUCTION.$D$8]+([COMBINED.D2]/2);[COMBINED.D2]))" office:value-type="float" office:value="2">
            <text:p>2</text:p>
          </table:table-cell>
          <table:table-cell table:formula="of:=IF([COMBINED.D2] = 1; [COMBINED.A2]*[INTRODUCTION.$D$9]; MROUND([COMBINED.A2]*[INTRODUCTION.$D$9]+([COMBINED.D2]/2);[COMBINED.D2]))" office:value-type="float" office:value="3">
            <text:p>3</text:p>
          </table:table-cell>
          <table:table-cell/>
        </table:table-row>
        <table:table-row table:style-name="ro1">
          <table:table-cell table:formula="of:=[COMBINED.C3]" office:value-type="string" office:string-value="296-21929-1-ND">
            <text:p>296-21929-1-ND</text:p>
          </table:table-cell>
          <table:table-cell table:number-columns-repeated="2"/>
          <table:table-cell table:formula="of:=[COMBINED.B3]" office:value-type="string" office:string-value="U9">
            <text:p>U9</text:p>
          </table:table-cell>
          <table:table-cell table:formula="of:=IF([COMBINED.D3] = 1; [COMBINED.A3]*[INTRODUCTION.$D$7]; MROUND([COMBINED.A3]*[INTRODUCTION.$D$7]+([COMBINED.D3]/2);[COMBINED.D3]))" office:value-type="float" office:value="1">
            <text:p>1</text:p>
          </table:table-cell>
          <table:table-cell table:formula="of:=IF([COMBINED.D3] = 1; [COMBINED.A3]*[INTRODUCTION.$D$8]; MROUND([COMBINED.A3]*[INTRODUCTION.$D$8]+([COMBINED.D3]/2);[COMBINED.D3]))" office:value-type="float" office:value="2">
            <text:p>2</text:p>
          </table:table-cell>
          <table:table-cell table:formula="of:=IF([COMBINED.D3] = 1; [COMBINED.A3]*[INTRODUCTION.$D$9]; MROUND([COMBINED.A3]*[INTRODUCTION.$D$9]+([COMBINED.D3]/2);[COMBINED.D3]))" office:value-type="float" office:value="3">
            <text:p>3</text:p>
          </table:table-cell>
          <table:table-cell/>
        </table:table-row>
        <table:table-row table:style-name="ro1">
          <table:table-cell table:formula="of:=[COMBINED.C4]" office:value-type="string" office:string-value="296-23759-1-ND">
            <text:p>296-23759-1-ND</text:p>
          </table:table-cell>
          <table:table-cell table:number-columns-repeated="2"/>
          <table:table-cell table:formula="of:=[COMBINED.B4]" office:value-type="string" office:string-value="U7, U8">
            <text:p>U7, U8</text:p>
          </table:table-cell>
          <table:table-cell table:formula="of:=IF([COMBINED.D4] = 1; [COMBINED.A4]*[INTRODUCTION.$D$7]; MROUND([COMBINED.A4]*[INTRODUCTION.$D$7]+([COMBINED.D4]/2);[COMBINED.D4]))" office:value-type="float" office:value="2">
            <text:p>2</text:p>
          </table:table-cell>
          <table:table-cell table:formula="of:=IF([COMBINED.D4] = 1; [COMBINED.A4]*[INTRODUCTION.$D$8]; MROUND([COMBINED.A4]*[INTRODUCTION.$D$8]+([COMBINED.D4]/2);[COMBINED.D4]))" office:value-type="float" office:value="4">
            <text:p>4</text:p>
          </table:table-cell>
          <table:table-cell table:formula="of:=IF([COMBINED.D4] = 1; [COMBINED.A4]*[INTRODUCTION.$D$9]; MROUND([COMBINED.A4]*[INTRODUCTION.$D$9]+([COMBINED.D4]/2);[COMBINED.D4]))" office:value-type="float" office:value="6">
            <text:p>6</text:p>
          </table:table-cell>
          <table:table-cell/>
        </table:table-row>
        <table:table-row table:style-name="ro1">
          <table:table-cell table:formula="of:=[COMBINED.C5]" office:value-type="string" office:string-value="311-10.0KHRCT-ND">
            <text:p>311-10.0KHRCT-ND</text:p>
          </table:table-cell>
          <table:table-cell table:number-columns-repeated="2"/>
          <table:table-cell table:formula="of:=[COMBINED.B5]" office:value-type="string" office:string-value="R36, R37, R39, R40">
            <text:p>R36, R37, R39, R40</text:p>
          </table:table-cell>
          <table:table-cell table:formula="of:=IF([COMBINED.D5] = 1; [COMBINED.A5]*[INTRODUCTION.$D$7]; MROUND([COMBINED.A5]*[INTRODUCTION.$D$7]+([COMBINED.D5]/2);[COMBINED.D5]))" office:value-type="float" office:value="10">
            <text:p>10</text:p>
          </table:table-cell>
          <table:table-cell table:formula="of:=IF([COMBINED.D5] = 1; [COMBINED.A5]*[INTRODUCTION.$D$8]; MROUND([COMBINED.A5]*[INTRODUCTION.$D$8]+([COMBINED.D5]/2);[COMBINED.D5]))" office:value-type="float" office:value="10">
            <text:p>10</text:p>
          </table:table-cell>
          <table:table-cell table:formula="of:=IF([COMBINED.D5] = 1; [COMBINED.A5]*[INTRODUCTION.$D$9]; MROUND([COMBINED.A5]*[INTRODUCTION.$D$9]+([COMBINED.D5]/2);[COMBINED.D5]))" office:value-type="float" office:value="20">
            <text:p>20</text:p>
          </table:table-cell>
          <table:table-cell/>
        </table:table-row>
        <table:table-row table:style-name="ro1">
          <table:table-cell table:formula="of:=[COMBINED.C6]" office:value-type="string" office:string-value="311-100KHRCT-ND">
            <text:p>311-100KHRCT-ND</text:p>
          </table:table-cell>
          <table:table-cell table:number-columns-repeated="2"/>
          <table:table-cell table:formula="of:=[COMBINED.B6]" office:value-type="string" office:string-value="R20, R21, R22, R23, R24, R25, R31">
            <text:p>R20, R21, R22, R23, R24, R25, R31</text:p>
          </table:table-cell>
          <table:table-cell table:formula="of:=IF([COMBINED.D6] = 1; [COMBINED.A6]*[INTRODUCTION.$D$7]; MROUND([COMBINED.A6]*[INTRODUCTION.$D$7]+([COMBINED.D6]/2);[COMBINED.D6]))" office:value-type="float" office:value="10">
            <text:p>10</text:p>
          </table:table-cell>
          <table:table-cell table:formula="of:=IF([COMBINED.D6] = 1; [COMBINED.A6]*[INTRODUCTION.$D$8]; MROUND([COMBINED.A6]*[INTRODUCTION.$D$8]+([COMBINED.D6]/2);[COMBINED.D6]))" office:value-type="float" office:value="20">
            <text:p>20</text:p>
          </table:table-cell>
          <table:table-cell table:formula="of:=IF([COMBINED.D6] = 1; [COMBINED.A6]*[INTRODUCTION.$D$9]; MROUND([COMBINED.A6]*[INTRODUCTION.$D$9]+([COMBINED.D6]/2);[COMBINED.D6]))" office:value-type="float" office:value="30">
            <text:p>30</text:p>
          </table:table-cell>
          <table:table-cell/>
        </table:table-row>
        <table:table-row table:style-name="ro1">
          <table:table-cell table:formula="of:=[COMBINED.C7]" office:value-type="string" office:string-value="311-1186-1-ND">
            <text:p>311-1186-1-ND</text:p>
          </table:table-cell>
          <table:table-cell table:number-columns-repeated="2"/>
          <table:table-cell table:formula="of:=[COMBINED.B7]" office:value-type="string" office:string-value="C10, C17">
            <text:p>C10, C17</text:p>
          </table:table-cell>
          <table:table-cell table:formula="of:=IF([COMBINED.D7] = 1; [COMBINED.A7]*[INTRODUCTION.$D$7]; MROUND([COMBINED.A7]*[INTRODUCTION.$D$7]+([COMBINED.D7]/2);[COMBINED.D7]))" office:value-type="float" office:value="10">
            <text:p>10</text:p>
          </table:table-cell>
          <table:table-cell table:formula="of:=IF([COMBINED.D7] = 1; [COMBINED.A7]*[INTRODUCTION.$D$8]; MROUND([COMBINED.A7]*[INTRODUCTION.$D$8]+([COMBINED.D7]/2);[COMBINED.D7]))" office:value-type="float" office:value="10">
            <text:p>10</text:p>
          </table:table-cell>
          <table:table-cell table:formula="of:=IF([COMBINED.D7] = 1; [COMBINED.A7]*[INTRODUCTION.$D$9]; MROUND([COMBINED.A7]*[INTRODUCTION.$D$9]+([COMBINED.D7]/2);[COMBINED.D7]))" office:value-type="float" office:value="10">
            <text:p>10</text:p>
          </table:table-cell>
          <table:table-cell/>
        </table:table-row>
        <table:table-row table:style-name="ro1">
          <table:table-cell table:formula="of:=[COMBINED.C8]" office:value-type="string" office:string-value="311-330HRCT-ND">
            <text:p>311-330HRCT-ND</text:p>
          </table:table-cell>
          <table:table-cell table:number-columns-repeated="2"/>
          <table:table-cell table:formula="of:=[COMBINED.B8]" office:value-type="string" office:string-value="R9, R29, R32">
            <text:p>R9, R29, R32</text:p>
          </table:table-cell>
          <table:table-cell table:formula="of:=IF([COMBINED.D8] = 1; [COMBINED.A8]*[INTRODUCTION.$D$7]; MROUND([COMBINED.A8]*[INTRODUCTION.$D$7]+([COMBINED.D8]/2);[COMBINED.D8]))" office:value-type="float" office:value="10">
            <text:p>10</text:p>
          </table:table-cell>
          <table:table-cell table:formula="of:=IF([COMBINED.D8] = 1; [COMBINED.A8]*[INTRODUCTION.$D$8]; MROUND([COMBINED.A8]*[INTRODUCTION.$D$8]+([COMBINED.D8]/2);[COMBINED.D8]))" office:value-type="float" office:value="10">
            <text:p>10</text:p>
          </table:table-cell>
          <table:table-cell table:formula="of:=IF([COMBINED.D8] = 1; [COMBINED.A8]*[INTRODUCTION.$D$9]; MROUND([COMBINED.A8]*[INTRODUCTION.$D$9]+([COMBINED.D8]/2);[COMBINED.D8]))" office:value-type="float" office:value="10">
            <text:p>10</text:p>
          </table:table-cell>
          <table:table-cell/>
        </table:table-row>
        <table:table-row table:style-name="ro1">
          <table:table-cell table:formula="of:=[COMBINED.C9]" office:value-type="string" office:string-value="311-5.6KGRCT-ND">
            <text:p>311-5.6KGRCT-ND</text:p>
          </table:table-cell>
          <table:table-cell table:number-columns-repeated="2"/>
          <table:table-cell table:formula="of:=[COMBINED.B9]" office:value-type="string" office:string-value="R27, R30">
            <text:p>R27, R30</text:p>
          </table:table-cell>
          <table:table-cell table:formula="of:=IF([COMBINED.D9] = 1; [COMBINED.A9]*[INTRODUCTION.$D$7]; MROUND([COMBINED.A9]*[INTRODUCTION.$D$7]+([COMBINED.D9]/2);[COMBINED.D9]))" office:value-type="float" office:value="10">
            <text:p>10</text:p>
          </table:table-cell>
          <table:table-cell table:formula="of:=IF([COMBINED.D9] = 1; [COMBINED.A9]*[INTRODUCTION.$D$8]; MROUND([COMBINED.A9]*[INTRODUCTION.$D$8]+([COMBINED.D9]/2);[COMBINED.D9]))" office:value-type="float" office:value="10">
            <text:p>10</text:p>
          </table:table-cell>
          <table:table-cell table:formula="of:=IF([COMBINED.D9] = 1; [COMBINED.A9]*[INTRODUCTION.$D$9]; MROUND([COMBINED.A9]*[INTRODUCTION.$D$9]+([COMBINED.D9]/2);[COMBINED.D9]))" office:value-type="float" office:value="10">
            <text:p>10</text:p>
          </table:table-cell>
          <table:table-cell/>
        </table:table-row>
        <table:table-row table:style-name="ro1">
          <table:table-cell table:formula="of:=[COMBINED.C10]" office:value-type="string" office:string-value="311-523HRCT-ND">
            <text:p>311-523HRCT-ND</text:p>
          </table:table-cell>
          <table:table-cell table:number-columns-repeated="2"/>
          <table:table-cell table:formula="of:=[COMBINED.B10]" office:value-type="string" office:string-value="R53">
            <text:p>R53</text:p>
          </table:table-cell>
          <table:table-cell table:formula="of:=IF([COMBINED.D10] = 1; [COMBINED.A10]*[INTRODUCTION.$D$7]; MROUND([COMBINED.A10]*[INTRODUCTION.$D$7]+([COMBINED.D10]/2);[COMBINED.D10]))" office:value-type="float" office:value="10">
            <text:p>10</text:p>
          </table:table-cell>
          <table:table-cell table:formula="of:=IF([COMBINED.D10] = 1; [COMBINED.A10]*[INTRODUCTION.$D$8]; MROUND([COMBINED.A10]*[INTRODUCTION.$D$8]+([COMBINED.D10]/2);[COMBINED.D10]))" office:value-type="float" office:value="10">
            <text:p>10</text:p>
          </table:table-cell>
          <table:table-cell table:formula="of:=IF([COMBINED.D10] = 1; [COMBINED.A10]*[INTRODUCTION.$D$9]; MROUND([COMBINED.A10]*[INTRODUCTION.$D$9]+([COMBINED.D10]/2);[COMBINED.D10]))" office:value-type="float" office:value="10">
            <text:p>10</text:p>
          </table:table-cell>
          <table:table-cell/>
        </table:table-row>
        <table:table-row table:style-name="ro1">
          <table:table-cell table:formula="of:=[COMBINED.C11]" office:value-type="string" office:string-value="445-3160-1-ND">
            <text:p>445-3160-1-ND</text:p>
          </table:table-cell>
          <table:table-cell table:number-columns-repeated="2"/>
          <table:table-cell table:formula="of:=[COMBINED.B11]" office:value-type="string" office:string-value="L3, L4">
            <text:p>L3, L4</text:p>
          </table:table-cell>
          <table:table-cell table:formula="of:=IF([COMBINED.D11] = 1; [COMBINED.A11]*[INTRODUCTION.$D$7]; MROUND([COMBINED.A11]*[INTRODUCTION.$D$7]+([COMBINED.D11]/2);[COMBINED.D11]))" office:value-type="float" office:value="2">
            <text:p>2</text:p>
          </table:table-cell>
          <table:table-cell table:formula="of:=IF([COMBINED.D11] = 1; [COMBINED.A11]*[INTRODUCTION.$D$8]; MROUND([COMBINED.A11]*[INTRODUCTION.$D$8]+([COMBINED.D11]/2);[COMBINED.D11]))" office:value-type="float" office:value="4">
            <text:p>4</text:p>
          </table:table-cell>
          <table:table-cell table:formula="of:=IF([COMBINED.D11] = 1; [COMBINED.A11]*[INTRODUCTION.$D$9]; MROUND([COMBINED.A11]*[INTRODUCTION.$D$9]+([COMBINED.D11]/2);[COMBINED.D11]))" office:value-type="float" office:value="6">
            <text:p>6</text:p>
          </table:table-cell>
          <table:table-cell/>
        </table:table-row>
        <table:table-row table:style-name="ro1">
          <table:table-cell table:formula="of:=[COMBINED.C12]" office:value-type="string" office:string-value="478-3127-1-ND">
            <text:p>478-3127-1-ND</text:p>
          </table:table-cell>
          <table:table-cell table:number-columns-repeated="2"/>
          <table:table-cell table:formula="of:=[COMBINED.B12]" office:value-type="string" office:string-value="C18, C20, C24">
            <text:p>C18, C20, C24</text:p>
          </table:table-cell>
          <table:table-cell table:formula="of:=IF([COMBINED.D12] = 1; [COMBINED.A12]*[INTRODUCTION.$D$7]; MROUND([COMBINED.A12]*[INTRODUCTION.$D$7]+([COMBINED.D12]/2);[COMBINED.D12]))" office:value-type="float" office:value="3">
            <text:p>3</text:p>
          </table:table-cell>
          <table:table-cell table:formula="of:=IF([COMBINED.D12] = 1; [COMBINED.A12]*[INTRODUCTION.$D$8]; MROUND([COMBINED.A12]*[INTRODUCTION.$D$8]+([COMBINED.D12]/2);[COMBINED.D12]))" office:value-type="float" office:value="6">
            <text:p>6</text:p>
          </table:table-cell>
          <table:table-cell table:formula="of:=IF([COMBINED.D12] = 1; [COMBINED.A12]*[INTRODUCTION.$D$9]; MROUND([COMBINED.A12]*[INTRODUCTION.$D$9]+([COMBINED.D12]/2);[COMBINED.D12]))" office:value-type="float" office:value="9">
            <text:p>9</text:p>
          </table:table-cell>
          <table:table-cell/>
        </table:table-row>
        <table:table-row table:style-name="ro1">
          <table:table-cell table:formula="of:=[COMBINED.C13]" office:value-type="string" office:string-value="490-1709-1-ND">
            <text:p>490-1709-1-ND</text:p>
          </table:table-cell>
          <table:table-cell table:number-columns-repeated="2"/>
          <table:table-cell table:formula="of:=[COMBINED.B13]" office:value-type="string" office:string-value="C6, C7, C13, C14">
            <text:p>C6, C7, C13, C14</text:p>
          </table:table-cell>
          <table:table-cell table:formula="of:=IF([COMBINED.D13] = 1; [COMBINED.A13]*[INTRODUCTION.$D$7]; MROUND([COMBINED.A13]*[INTRODUCTION.$D$7]+([COMBINED.D13]/2);[COMBINED.D13]))" office:value-type="float" office:value="10">
            <text:p>10</text:p>
          </table:table-cell>
          <table:table-cell table:formula="of:=IF([COMBINED.D13] = 1; [COMBINED.A13]*[INTRODUCTION.$D$8]; MROUND([COMBINED.A13]*[INTRODUCTION.$D$8]+([COMBINED.D13]/2);[COMBINED.D13]))" office:value-type="float" office:value="10">
            <text:p>10</text:p>
          </table:table-cell>
          <table:table-cell table:formula="of:=IF([COMBINED.D13] = 1; [COMBINED.A13]*[INTRODUCTION.$D$9]; MROUND([COMBINED.A13]*[INTRODUCTION.$D$9]+([COMBINED.D13]/2);[COMBINED.D13]))" office:value-type="float" office:value="20">
            <text:p>20</text:p>
          </table:table-cell>
          <table:table-cell/>
        </table:table-row>
        <table:table-row table:style-name="ro1">
          <table:table-cell table:formula="of:=[COMBINED.C14]" office:value-type="string" office:string-value="568-1636-1-ND">
            <text:p>568-1636-1-ND</text:p>
          </table:table-cell>
          <table:table-cell table:number-columns-repeated="2"/>
          <table:table-cell table:formula="of:=[COMBINED.B14]" office:value-type="string" office:string-value="Q1, Q2">
            <text:p>Q1, Q2</text:p>
          </table:table-cell>
          <table:table-cell table:formula="of:=IF([COMBINED.D14] = 1; [COMBINED.A14]*[INTRODUCTION.$D$7]; MROUND([COMBINED.A14]*[INTRODUCTION.$D$7]+([COMBINED.D14]/2);[COMBINED.D14]))" office:value-type="float" office:value="2">
            <text:p>2</text:p>
          </table:table-cell>
          <table:table-cell table:formula="of:=IF([COMBINED.D14] = 1; [COMBINED.A14]*[INTRODUCTION.$D$8]; MROUND([COMBINED.A14]*[INTRODUCTION.$D$8]+([COMBINED.D14]/2);[COMBINED.D14]))" office:value-type="float" office:value="4">
            <text:p>4</text:p>
          </table:table-cell>
          <table:table-cell table:formula="of:=IF([COMBINED.D14] = 1; [COMBINED.A14]*[INTRODUCTION.$D$9]; MROUND([COMBINED.A14]*[INTRODUCTION.$D$9]+([COMBINED.D14]/2);[COMBINED.D14]))" office:value-type="float" office:value="6">
            <text:p>6</text:p>
          </table:table-cell>
          <table:table-cell/>
        </table:table-row>
        <table:table-row table:style-name="ro1">
          <table:table-cell table:formula="of:=[COMBINED.C15]" office:value-type="string" office:string-value="568-4208-ND">
            <text:p>568-4208-ND</text:p>
          </table:table-cell>
          <table:table-cell table:number-columns-repeated="2"/>
          <table:table-cell table:formula="of:=[COMBINED.B15]" office:value-type="string" office:string-value="U5">
            <text:p>U5</text:p>
          </table:table-cell>
          <table:table-cell table:formula="of:=IF([COMBINED.D15] = 1; [COMBINED.A15]*[INTRODUCTION.$D$7]; MROUND([COMBINED.A15]*[INTRODUCTION.$D$7]+([COMBINED.D15]/2);[COMBINED.D15]))" office:value-type="float" office:value="1">
            <text:p>1</text:p>
          </table:table-cell>
          <table:table-cell table:formula="of:=IF([COMBINED.D15] = 1; [COMBINED.A15]*[INTRODUCTION.$D$8]; MROUND([COMBINED.A15]*[INTRODUCTION.$D$8]+([COMBINED.D15]/2);[COMBINED.D15]))" office:value-type="float" office:value="2">
            <text:p>2</text:p>
          </table:table-cell>
          <table:table-cell table:formula="of:=IF([COMBINED.D15] = 1; [COMBINED.A15]*[INTRODUCTION.$D$9]; MROUND([COMBINED.A15]*[INTRODUCTION.$D$9]+([COMBINED.D15]/2);[COMBINED.D15]))" office:value-type="float" office:value="3">
            <text:p>3</text:p>
          </table:table-cell>
          <table:table-cell/>
        </table:table-row>
        <table:table-row table:style-name="ro1">
          <table:table-cell table:formula="of:=[COMBINED.C16]" office:value-type="string" office:string-value="568-4213-1-ND">
            <text:p>568-4213-1-ND</text:p>
          </table:table-cell>
          <table:table-cell table:number-columns-repeated="2"/>
          <table:table-cell table:formula="of:=[COMBINED.B16]" office:value-type="string" office:string-value="U6">
            <text:p>U6</text:p>
          </table:table-cell>
          <table:table-cell table:formula="of:=IF([COMBINED.D16] = 1; [COMBINED.A16]*[INTRODUCTION.$D$7]; MROUND([COMBINED.A16]*[INTRODUCTION.$D$7]+([COMBINED.D16]/2);[COMBINED.D16]))" office:value-type="float" office:value="1">
            <text:p>1</text:p>
          </table:table-cell>
          <table:table-cell table:formula="of:=IF([COMBINED.D16] = 1; [COMBINED.A16]*[INTRODUCTION.$D$8]; MROUND([COMBINED.A16]*[INTRODUCTION.$D$8]+([COMBINED.D16]/2);[COMBINED.D16]))" office:value-type="float" office:value="2">
            <text:p>2</text:p>
          </table:table-cell>
          <table:table-cell table:formula="of:=IF([COMBINED.D16] = 1; [COMBINED.A16]*[INTRODUCTION.$D$9]; MROUND([COMBINED.A16]*[INTRODUCTION.$D$9]+([COMBINED.D16]/2);[COMBINED.D16]))" office:value-type="float" office:value="3">
            <text:p>3</text:p>
          </table:table-cell>
          <table:table-cell/>
        </table:table-row>
        <table:table-row table:style-name="ro1">
          <table:table-cell table:formula="of:=[COMBINED.C17]" office:value-type="string" office:string-value="576-1288-1-ND">
            <text:p>576-1288-1-ND</text:p>
          </table:table-cell>
          <table:table-cell table:number-columns-repeated="2"/>
          <table:table-cell table:formula="of:=[COMBINED.B17]" office:value-type="string" office:string-value="U3">
            <text:p>U3</text:p>
          </table:table-cell>
          <table:table-cell table:formula="of:=IF([COMBINED.D17] = 1; [COMBINED.A17]*[INTRODUCTION.$D$7]; MROUND([COMBINED.A17]*[INTRODUCTION.$D$7]+([COMBINED.D17]/2);[COMBINED.D17]))" office:value-type="float" office:value="1">
            <text:p>1</text:p>
          </table:table-cell>
          <table:table-cell table:formula="of:=IF([COMBINED.D17] = 1; [COMBINED.A17]*[INTRODUCTION.$D$8]; MROUND([COMBINED.A17]*[INTRODUCTION.$D$8]+([COMBINED.D17]/2);[COMBINED.D17]))" office:value-type="float" office:value="2">
            <text:p>2</text:p>
          </table:table-cell>
          <table:table-cell table:formula="of:=IF([COMBINED.D17] = 1; [COMBINED.A17]*[INTRODUCTION.$D$9]; MROUND([COMBINED.A17]*[INTRODUCTION.$D$9]+([COMBINED.D17]/2);[COMBINED.D17]))" office:value-type="float" office:value="3">
            <text:p>3</text:p>
          </table:table-cell>
          <table:table-cell/>
        </table:table-row>
        <table:table-row table:style-name="ro1">
          <table:table-cell table:formula="of:=[COMBINED.C18]" office:value-type="string" office:string-value="587-1243-1-ND">
            <text:p>587-1243-1-ND</text:p>
          </table:table-cell>
          <table:table-cell table:number-columns-repeated="2"/>
          <table:table-cell table:formula="of:=[COMBINED.B18]" office:value-type="string" office:string-value="C1, C2, C8, C15, C22, C25, C28, C29, C30, C31, C32, C33, C34, C35, C36, C37">
            <text:p>C1, C2, C8, C15, C22, C25, C28, C29, C30, C31, C32, C33, C34, C35, C36, C37</text:p>
          </table:table-cell>
          <table:table-cell table:formula="of:=IF([COMBINED.D18] = 1; [COMBINED.A18]*[INTRODUCTION.$D$7]; MROUND([COMBINED.A18]*[INTRODUCTION.$D$7]+([COMBINED.D18]/2);[COMBINED.D18]))" office:value-type="float" office:value="20">
            <text:p>20</text:p>
          </table:table-cell>
          <table:table-cell table:formula="of:=IF([COMBINED.D18] = 1; [COMBINED.A18]*[INTRODUCTION.$D$8]; MROUND([COMBINED.A18]*[INTRODUCTION.$D$8]+([COMBINED.D18]/2);[COMBINED.D18]))" office:value-type="float" office:value="40">
            <text:p>40</text:p>
          </table:table-cell>
          <table:table-cell table:formula="of:=IF([COMBINED.D18] = 1; [COMBINED.A18]*[INTRODUCTION.$D$9]; MROUND([COMBINED.A18]*[INTRODUCTION.$D$9]+([COMBINED.D18]/2);[COMBINED.D18]))" office:value-type="float" office:value="50">
            <text:p>50</text:p>
          </table:table-cell>
          <table:table-cell/>
        </table:table-row>
        <table:table-row table:style-name="ro1">
          <table:table-cell table:formula="of:=[COMBINED.C19]" office:value-type="string" office:string-value="587-1247-1-ND">
            <text:p>587-1247-1-ND</text:p>
          </table:table-cell>
          <table:table-cell table:number-columns-repeated="2"/>
          <table:table-cell table:formula="of:=[COMBINED.B19]" office:value-type="string" office:string-value="C5, C11, C12, C19">
            <text:p>C5, C11, C12, C19</text:p>
          </table:table-cell>
          <table:table-cell table:formula="of:=IF([COMBINED.D19] = 1; [COMBINED.A19]*[INTRODUCTION.$D$7]; MROUND([COMBINED.A19]*[INTRODUCTION.$D$7]+([COMBINED.D19]/2);[COMBINED.D19]))" office:value-type="float" office:value="10">
            <text:p>10</text:p>
          </table:table-cell>
          <table:table-cell table:formula="of:=IF([COMBINED.D19] = 1; [COMBINED.A19]*[INTRODUCTION.$D$8]; MROUND([COMBINED.A19]*[INTRODUCTION.$D$8]+([COMBINED.D19]/2);[COMBINED.D19]))" office:value-type="float" office:value="10">
            <text:p>10</text:p>
          </table:table-cell>
          <table:table-cell table:formula="of:=IF([COMBINED.D19] = 1; [COMBINED.A19]*[INTRODUCTION.$D$9]; MROUND([COMBINED.A19]*[INTRODUCTION.$D$9]+([COMBINED.D19]/2);[COMBINED.D19]))" office:value-type="float" office:value="20">
            <text:p>20</text:p>
          </table:table-cell>
          <table:table-cell/>
        </table:table-row>
        <table:table-row table:style-name="ro1">
          <table:table-cell table:formula="of:=[COMBINED.C20]" office:value-type="string" office:string-value="587-1351-1-ND">
            <text:p>587-1351-1-ND</text:p>
          </table:table-cell>
          <table:table-cell table:number-columns-repeated="2"/>
          <table:table-cell table:formula="of:=[COMBINED.B20]" office:value-type="string" office:string-value="C9, C16">
            <text:p>C9, C16</text:p>
          </table:table-cell>
          <table:table-cell table:formula="of:=IF([COMBINED.D20] = 1; [COMBINED.A20]*[INTRODUCTION.$D$7]; MROUND([COMBINED.A20]*[INTRODUCTION.$D$7]+([COMBINED.D20]/2);[COMBINED.D20]))" office:value-type="float" office:value="10">
            <text:p>10</text:p>
          </table:table-cell>
          <table:table-cell table:formula="of:=IF([COMBINED.D20] = 1; [COMBINED.A20]*[INTRODUCTION.$D$8]; MROUND([COMBINED.A20]*[INTRODUCTION.$D$8]+([COMBINED.D20]/2);[COMBINED.D20]))" office:value-type="float" office:value="10">
            <text:p>10</text:p>
          </table:table-cell>
          <table:table-cell table:formula="of:=IF([COMBINED.D20] = 1; [COMBINED.A20]*[INTRODUCTION.$D$9]; MROUND([COMBINED.A20]*[INTRODUCTION.$D$9]+([COMBINED.D20]/2);[COMBINED.D20]))" office:value-type="float" office:value="10">
            <text:p>10</text:p>
          </table:table-cell>
          <table:table-cell/>
        </table:table-row>
        <table:table-row table:style-name="ro1">
          <table:table-cell table:formula="of:=[COMBINED.C21]" office:value-type="string" office:string-value="732-1191-1-ND">
            <text:p>732-1191-1-ND</text:p>
          </table:table-cell>
          <table:table-cell table:number-columns-repeated="2"/>
          <table:table-cell table:formula="of:=[COMBINED.B21]" office:value-type="string" office:string-value="L1, L2">
            <text:p>L1, L2</text:p>
          </table:table-cell>
          <table:table-cell table:formula="of:=IF([COMBINED.D21] = 1; [COMBINED.A21]*[INTRODUCTION.$D$7]; MROUND([COMBINED.A21]*[INTRODUCTION.$D$7]+([COMBINED.D21]/2);[COMBINED.D21]))" office:value-type="float" office:value="2">
            <text:p>2</text:p>
          </table:table-cell>
          <table:table-cell table:formula="of:=IF([COMBINED.D21] = 1; [COMBINED.A21]*[INTRODUCTION.$D$8]; MROUND([COMBINED.A21]*[INTRODUCTION.$D$8]+([COMBINED.D21]/2);[COMBINED.D21]))" office:value-type="float" office:value="4">
            <text:p>4</text:p>
          </table:table-cell>
          <table:table-cell table:formula="of:=IF([COMBINED.D21] = 1; [COMBINED.A21]*[INTRODUCTION.$D$9]; MROUND([COMBINED.A21]*[INTRODUCTION.$D$9]+([COMBINED.D21]/2);[COMBINED.D21]))" office:value-type="float" office:value="6">
            <text:p>6</text:p>
          </table:table-cell>
          <table:table-cell/>
        </table:table-row>
        <table:table-row table:style-name="ro1">
          <table:table-cell table:formula="of:=[COMBINED.C22]" office:value-type="string" office:string-value="751-1166-1-ND">
            <text:p>751-1166-1-ND</text:p>
          </table:table-cell>
          <table:table-cell table:number-columns-repeated="2"/>
          <table:table-cell table:formula="of:=[COMBINED.B22]" office:value-type="string" office:string-value="D3, D7, D13, D14, D15, D16">
            <text:p>D3, D7, D13, D14, D15, D16</text:p>
          </table:table-cell>
          <table:table-cell table:formula="of:=IF([COMBINED.D22] = 1; [COMBINED.A22]*[INTRODUCTION.$D$7]; MROUND([COMBINED.A22]*[INTRODUCTION.$D$7]+([COMBINED.D22]/2);[COMBINED.D22]))" office:value-type="float" office:value="6">
            <text:p>6</text:p>
          </table:table-cell>
          <table:table-cell table:formula="of:=IF([COMBINED.D22] = 1; [COMBINED.A22]*[INTRODUCTION.$D$8]; MROUND([COMBINED.A22]*[INTRODUCTION.$D$8]+([COMBINED.D22]/2);[COMBINED.D22]))" office:value-type="float" office:value="12">
            <text:p>12</text:p>
          </table:table-cell>
          <table:table-cell table:formula="of:=IF([COMBINED.D22] = 1; [COMBINED.A22]*[INTRODUCTION.$D$9]; MROUND([COMBINED.A22]*[INTRODUCTION.$D$9]+([COMBINED.D22]/2);[COMBINED.D22]))" office:value-type="float" office:value="18">
            <text:p>18</text:p>
          </table:table-cell>
          <table:table-cell/>
        </table:table-row>
        <table:table-row table:style-name="ro1">
          <table:table-cell table:formula="of:=[COMBINED.C23]" office:value-type="string" office:string-value="751-1183-1-ND">
            <text:p>751-1183-1-ND</text:p>
          </table:table-cell>
          <table:table-cell table:number-columns-repeated="2"/>
          <table:table-cell table:formula="of:=[COMBINED.B23]" office:value-type="string" office:string-value="D11">
            <text:p>D11</text:p>
          </table:table-cell>
          <table:table-cell table:formula="of:=IF([COMBINED.D23] = 1; [COMBINED.A23]*[INTRODUCTION.$D$7]; MROUND([COMBINED.A23]*[INTRODUCTION.$D$7]+([COMBINED.D23]/2);[COMBINED.D23]))" office:value-type="float" office:value="1">
            <text:p>1</text:p>
          </table:table-cell>
          <table:table-cell table:formula="of:=IF([COMBINED.D23] = 1; [COMBINED.A23]*[INTRODUCTION.$D$8]; MROUND([COMBINED.A23]*[INTRODUCTION.$D$8]+([COMBINED.D23]/2);[COMBINED.D23]))" office:value-type="float" office:value="2">
            <text:p>2</text:p>
          </table:table-cell>
          <table:table-cell table:formula="of:=IF([COMBINED.D23] = 1; [COMBINED.A23]*[INTRODUCTION.$D$9]; MROUND([COMBINED.A23]*[INTRODUCTION.$D$9]+([COMBINED.D23]/2);[COMBINED.D23]))" office:value-type="float" office:value="3">
            <text:p>3</text:p>
          </table:table-cell>
          <table:table-cell/>
        </table:table-row>
        <table:table-row table:style-name="ro1">
          <table:table-cell table:formula="of:=[COMBINED.C24]" office:value-type="string" office:string-value="B240A-FDICT-ND">
            <text:p>B240A-FDICT-ND</text:p>
          </table:table-cell>
          <table:table-cell table:number-columns-repeated="2"/>
          <table:table-cell table:formula="of:=[COMBINED.B24]" office:value-type="string" office:string-value="D1, D4, D6, D8">
            <text:p>D1, D4, D6, D8</text:p>
          </table:table-cell>
          <table:table-cell table:formula="of:=IF([COMBINED.D24] = 1; [COMBINED.A24]*[INTRODUCTION.$D$7]; MROUND([COMBINED.A24]*[INTRODUCTION.$D$7]+([COMBINED.D24]/2);[COMBINED.D24]))" office:value-type="float" office:value="4">
            <text:p>4</text:p>
          </table:table-cell>
          <table:table-cell table:formula="of:=IF([COMBINED.D24] = 1; [COMBINED.A24]*[INTRODUCTION.$D$8]; MROUND([COMBINED.A24]*[INTRODUCTION.$D$8]+([COMBINED.D24]/2);[COMBINED.D24]))" office:value-type="float" office:value="8">
            <text:p>8</text:p>
          </table:table-cell>
          <table:table-cell table:formula="of:=IF([COMBINED.D24] = 1; [COMBINED.A24]*[INTRODUCTION.$D$9]; MROUND([COMBINED.A24]*[INTRODUCTION.$D$9]+([COMBINED.D24]/2);[COMBINED.D24]))" office:value-type="float" office:value="12">
            <text:p>12</text:p>
          </table:table-cell>
          <table:table-cell/>
        </table:table-row>
        <table:table-row table:style-name="ro1">
          <table:table-cell table:formula="of:=[COMBINED.C25]" office:value-type="string" office:string-value="CW404CT-ND">
            <text:p>CW404CT-ND</text:p>
          </table:table-cell>
          <table:table-cell table:number-columns-repeated="2"/>
          <table:table-cell table:formula="of:=[COMBINED.B25]" office:value-type="string" office:string-value="Y1">
            <text:p>Y1</text:p>
          </table:table-cell>
          <table:table-cell table:formula="of:=IF([COMBINED.D25] = 1; [COMBINED.A25]*[INTRODUCTION.$D$7]; MROUND([COMBINED.A25]*[INTRODUCTION.$D$7]+([COMBINED.D25]/2);[COMBINED.D25]))" office:value-type="float" office:value="1">
            <text:p>1</text:p>
          </table:table-cell>
          <table:table-cell table:formula="of:=IF([COMBINED.D25] = 1; [COMBINED.A25]*[INTRODUCTION.$D$8]; MROUND([COMBINED.A25]*[INTRODUCTION.$D$8]+([COMBINED.D25]/2);[COMBINED.D25]))" office:value-type="float" office:value="2">
            <text:p>2</text:p>
          </table:table-cell>
          <table:table-cell table:formula="of:=IF([COMBINED.D25] = 1; [COMBINED.A25]*[INTRODUCTION.$D$9]; MROUND([COMBINED.A25]*[INTRODUCTION.$D$9]+([COMBINED.D25]/2);[COMBINED.D25]))" office:value-type="float" office:value="3">
            <text:p>3</text:p>
          </table:table-cell>
          <table:table-cell/>
        </table:table-row>
        <table:table-row table:style-name="ro1">
          <table:table-cell table:formula="of:=[COMBINED.C26]" office:value-type="string" office:string-value="490-1409-1-ND">
            <text:p>490-1409-1-ND</text:p>
          </table:table-cell>
          <table:table-cell table:number-columns-repeated="2"/>
          <table:table-cell table:formula="of:=[COMBINED.B26]" office:value-type="string" office:string-value="C26, C27">
            <text:p>C26, C27</text:p>
          </table:table-cell>
          <table:table-cell table:formula="of:=IF([COMBINED.D26] = 1; [COMBINED.A26]*[INTRODUCTION.$D$7]; MROUND([COMBINED.A26]*[INTRODUCTION.$D$7]+([COMBINED.D26]/2);[COMBINED.D26]))" office:value-type="float" office:value="10">
            <text:p>10</text:p>
          </table:table-cell>
          <table:table-cell table:formula="of:=IF([COMBINED.D26] = 1; [COMBINED.A26]*[INTRODUCTION.$D$8]; MROUND([COMBINED.A26]*[INTRODUCTION.$D$8]+([COMBINED.D26]/2);[COMBINED.D26]))" office:value-type="float" office:value="10">
            <text:p>10</text:p>
          </table:table-cell>
          <table:table-cell table:formula="of:=IF([COMBINED.D26] = 1; [COMBINED.A26]*[INTRODUCTION.$D$9]; MROUND([COMBINED.A26]*[INTRODUCTION.$D$9]+([COMBINED.D26]/2);[COMBINED.D26]))" office:value-type="float" office:value="10">
            <text:p>10</text:p>
          </table:table-cell>
          <table:table-cell/>
        </table:table-row>
        <table:table-row table:style-name="ro1">
          <table:table-cell table:formula="of:=[COMBINED.C27]" office:value-type="string" office:string-value="H2959CT-ND">
            <text:p>H2959CT-ND</text:p>
          </table:table-cell>
          <table:table-cell table:number-columns-repeated="2"/>
          <table:table-cell table:formula="of:=[COMBINED.B27]" office:value-type="string" office:string-value="P2, P3">
            <text:p>P2, P3</text:p>
          </table:table-cell>
          <table:table-cell table:formula="of:=IF([COMBINED.D27] = 1; [COMBINED.A27]*[INTRODUCTION.$D$7]; MROUND([COMBINED.A27]*[INTRODUCTION.$D$7]+([COMBINED.D27]/2);[COMBINED.D27]))" office:value-type="float" office:value="2">
            <text:p>2</text:p>
          </table:table-cell>
          <table:table-cell table:formula="of:=IF([COMBINED.D27] = 1; [COMBINED.A27]*[INTRODUCTION.$D$8]; MROUND([COMBINED.A27]*[INTRODUCTION.$D$8]+([COMBINED.D27]/2);[COMBINED.D27]))" office:value-type="float" office:value="4">
            <text:p>4</text:p>
          </table:table-cell>
          <table:table-cell table:formula="of:=IF([COMBINED.D27] = 1; [COMBINED.A27]*[INTRODUCTION.$D$9]; MROUND([COMBINED.A27]*[INTRODUCTION.$D$9]+([COMBINED.D27]/2);[COMBINED.D27]))" office:value-type="float" office:value="6">
            <text:p>6</text:p>
          </table:table-cell>
          <table:table-cell/>
        </table:table-row>
        <table:table-row table:style-name="ro1">
          <table:table-cell table:formula="of:=[COMBINED.C28]" office:value-type="string" office:string-value="L61101CT-ND">
            <text:p>L61101CT-ND</text:p>
          </table:table-cell>
          <table:table-cell table:number-columns-repeated="2"/>
          <table:table-cell table:formula="of:=[COMBINED.B28]" office:value-type="string" office:string-value="D12">
            <text:p>D12</text:p>
          </table:table-cell>
          <table:table-cell table:formula="of:=IF([COMBINED.D28] = 1; [COMBINED.A28]*[INTRODUCTION.$D$7]; MROUND([COMBINED.A28]*[INTRODUCTION.$D$7]+([COMBINED.D28]/2);[COMBINED.D28]))" office:value-type="float" office:value="1">
            <text:p>1</text:p>
          </table:table-cell>
          <table:table-cell table:formula="of:=IF([COMBINED.D28] = 1; [COMBINED.A28]*[INTRODUCTION.$D$8]; MROUND([COMBINED.A28]*[INTRODUCTION.$D$8]+([COMBINED.D28]/2);[COMBINED.D28]))" office:value-type="float" office:value="2">
            <text:p>2</text:p>
          </table:table-cell>
          <table:table-cell table:formula="of:=IF([COMBINED.D28] = 1; [COMBINED.A28]*[INTRODUCTION.$D$9]; MROUND([COMBINED.A28]*[INTRODUCTION.$D$9]+([COMBINED.D28]/2);[COMBINED.D28]))" office:value-type="float" office:value="3">
            <text:p>3</text:p>
          </table:table-cell>
          <table:table-cell/>
        </table:table-row>
        <table:table-row table:style-name="ro1">
          <table:table-cell table:formula="of:=[COMBINED.C29]" office:value-type="string" office:string-value="LM2665M6CT-ND">
            <text:p>LM2665M6CT-ND</text:p>
          </table:table-cell>
          <table:table-cell table:number-columns-repeated="2"/>
          <table:table-cell table:formula="of:=[COMBINED.B29]" office:value-type="string" office:string-value="U4">
            <text:p>U4</text:p>
          </table:table-cell>
          <table:table-cell table:formula="of:=IF([COMBINED.D29] = 1; [COMBINED.A29]*[INTRODUCTION.$D$7]; MROUND([COMBINED.A29]*[INTRODUCTION.$D$7]+([COMBINED.D29]/2);[COMBINED.D29]))" office:value-type="float" office:value="1">
            <text:p>1</text:p>
          </table:table-cell>
          <table:table-cell table:formula="of:=IF([COMBINED.D29] = 1; [COMBINED.A29]*[INTRODUCTION.$D$8]; MROUND([COMBINED.A29]*[INTRODUCTION.$D$8]+([COMBINED.D29]/2);[COMBINED.D29]))" office:value-type="float" office:value="2">
            <text:p>2</text:p>
          </table:table-cell>
          <table:table-cell table:formula="of:=IF([COMBINED.D29] = 1; [COMBINED.A29]*[INTRODUCTION.$D$9]; MROUND([COMBINED.A29]*[INTRODUCTION.$D$9]+([COMBINED.D29]/2);[COMBINED.D29]))" office:value-type="float" office:value="3">
            <text:p>3</text:p>
          </table:table-cell>
          <table:table-cell/>
        </table:table-row>
        <table:table-row table:style-name="ro1">
          <table:table-cell table:formula="of:=[COMBINED.C30]" office:value-type="string" office:string-value="LT3500EDD#PBF-ND">
            <text:p>LT3500EDD#PBF-ND</text:p>
          </table:table-cell>
          <table:table-cell table:number-columns-repeated="2"/>
          <table:table-cell table:formula="of:=[COMBINED.B30]" office:value-type="string" office:string-value="U1, U2">
            <text:p>U1, U2</text:p>
          </table:table-cell>
          <table:table-cell table:formula="of:=IF([COMBINED.D30] = 1; [COMBINED.A30]*[INTRODUCTION.$D$7]; MROUND([COMBINED.A30]*[INTRODUCTION.$D$7]+([COMBINED.D30]/2);[COMBINED.D30]))" office:value-type="float" office:value="2">
            <text:p>2</text:p>
          </table:table-cell>
          <table:table-cell table:formula="of:=IF([COMBINED.D30] = 1; [COMBINED.A30]*[INTRODUCTION.$D$8]; MROUND([COMBINED.A30]*[INTRODUCTION.$D$8]+([COMBINED.D30]/2);[COMBINED.D30]))" office:value-type="float" office:value="4">
            <text:p>4</text:p>
          </table:table-cell>
          <table:table-cell table:formula="of:=IF([COMBINED.D30] = 1; [COMBINED.A30]*[INTRODUCTION.$D$9]; MROUND([COMBINED.A30]*[INTRODUCTION.$D$9]+([COMBINED.D30]/2);[COMBINED.D30]))" office:value-type="float" office:value="6">
            <text:p>6</text:p>
          </table:table-cell>
          <table:table-cell/>
        </table:table-row>
        <table:table-row table:style-name="ro1">
          <table:table-cell table:formula="of:=[COMBINED.C31]" office:value-type="string" office:string-value="MBR0520LT1GOSCT-ND">
            <text:p>MBR0520LT1GOSCT-ND</text:p>
          </table:table-cell>
          <table:table-cell table:number-columns-repeated="2"/>
          <table:table-cell table:formula="of:=[COMBINED.B31]" office:value-type="string" office:string-value="D10">
            <text:p>D10</text:p>
          </table:table-cell>
          <table:table-cell table:formula="of:=IF([COMBINED.D31] = 1; [COMBINED.A31]*[INTRODUCTION.$D$7]; MROUND([COMBINED.A31]*[INTRODUCTION.$D$7]+([COMBINED.D31]/2);[COMBINED.D31]))" office:value-type="float" office:value="10">
            <text:p>10</text:p>
          </table:table-cell>
          <table:table-cell table:formula="of:=IF([COMBINED.D31] = 1; [COMBINED.A31]*[INTRODUCTION.$D$8]; MROUND([COMBINED.A31]*[INTRODUCTION.$D$8]+([COMBINED.D31]/2);[COMBINED.D31]))" office:value-type="float" office:value="10">
            <text:p>10</text:p>
          </table:table-cell>
          <table:table-cell table:formula="of:=IF([COMBINED.D31] = 1; [COMBINED.A31]*[INTRODUCTION.$D$9]; MROUND([COMBINED.A31]*[INTRODUCTION.$D$9]+([COMBINED.D31]/2);[COMBINED.D31]))" office:value-type="float" office:value="10">
            <text:p>10</text:p>
          </table:table-cell>
          <table:table-cell/>
        </table:table-row>
        <table:table-row table:style-name="ro1">
          <table:table-cell table:formula="of:=[COMBINED.C32]" office:value-type="string" office:string-value="P180HCT-ND">
            <text:p>P180HCT-ND</text:p>
          </table:table-cell>
          <table:table-cell table:number-columns-repeated="2"/>
          <table:table-cell table:formula="of:=[COMBINED.B32]" office:value-type="string" office:string-value="R26">
            <text:p>R26</text:p>
          </table:table-cell>
          <table:table-cell table:formula="of:=IF([COMBINED.D32] = 1; [COMBINED.A32]*[INTRODUCTION.$D$7]; MROUND([COMBINED.A32]*[INTRODUCTION.$D$7]+([COMBINED.D32]/2);[COMBINED.D32]))" office:value-type="float" office:value="10">
            <text:p>10</text:p>
          </table:table-cell>
          <table:table-cell table:formula="of:=IF([COMBINED.D32] = 1; [COMBINED.A32]*[INTRODUCTION.$D$8]; MROUND([COMBINED.A32]*[INTRODUCTION.$D$8]+([COMBINED.D32]/2);[COMBINED.D32]))" office:value-type="float" office:value="10">
            <text:p>10</text:p>
          </table:table-cell>
          <table:table-cell table:formula="of:=IF([COMBINED.D32] = 1; [COMBINED.A32]*[INTRODUCTION.$D$9]; MROUND([COMBINED.A32]*[INTRODUCTION.$D$9]+([COMBINED.D32]/2);[COMBINED.D32]))" office:value-type="float" office:value="10">
            <text:p>10</text:p>
          </table:table-cell>
          <table:table-cell/>
        </table:table-row>
        <table:table-row table:style-name="ro1">
          <table:table-cell table:formula="of:=[COMBINED.C33]" office:value-type="string" office:string-value="RHM1.00KHCT-ND">
            <text:p>RHM1.00KHCT-ND</text:p>
          </table:table-cell>
          <table:table-cell table:number-columns-repeated="2"/>
          <table:table-cell table:formula="of:=[COMBINED.B33]" office:value-type="string" office:string-value="R7">
            <text:p>R7</text:p>
          </table:table-cell>
          <table:table-cell table:formula="of:=IF([COMBINED.D33] = 1; [COMBINED.A33]*[INTRODUCTION.$D$7]; MROUND([COMBINED.A33]*[INTRODUCTION.$D$7]+([COMBINED.D33]/2);[COMBINED.D33]))" office:value-type="float" office:value="10">
            <text:p>10</text:p>
          </table:table-cell>
          <table:table-cell table:formula="of:=IF([COMBINED.D33] = 1; [COMBINED.A33]*[INTRODUCTION.$D$8]; MROUND([COMBINED.A33]*[INTRODUCTION.$D$8]+([COMBINED.D33]/2);[COMBINED.D33]))" office:value-type="float" office:value="10">
            <text:p>10</text:p>
          </table:table-cell>
          <table:table-cell table:formula="of:=IF([COMBINED.D33] = 1; [COMBINED.A33]*[INTRODUCTION.$D$9]; MROUND([COMBINED.A33]*[INTRODUCTION.$D$9]+([COMBINED.D33]/2);[COMBINED.D33]))" office:value-type="float" office:value="10">
            <text:p>10</text:p>
          </table:table-cell>
          <table:table-cell/>
        </table:table-row>
        <table:table-row table:style-name="ro1">
          <table:table-cell table:formula="of:=[COMBINED.C34]" office:value-type="string" office:string-value="RHM150HCT-ND">
            <text:p>RHM150HCT-ND</text:p>
          </table:table-cell>
          <table:table-cell table:number-columns-repeated="2"/>
          <table:table-cell table:formula="of:=[COMBINED.B34]" office:value-type="string" office:string-value="R2, R15, R28">
            <text:p>R2, R15, R28</text:p>
          </table:table-cell>
          <table:table-cell table:formula="of:=IF([COMBINED.D34] = 1; [COMBINED.A34]*[INTRODUCTION.$D$7]; MROUND([COMBINED.A34]*[INTRODUCTION.$D$7]+([COMBINED.D34]/2);[COMBINED.D34]))" office:value-type="float" office:value="10">
            <text:p>10</text:p>
          </table:table-cell>
          <table:table-cell table:formula="of:=IF([COMBINED.D34] = 1; [COMBINED.A34]*[INTRODUCTION.$D$8]; MROUND([COMBINED.A34]*[INTRODUCTION.$D$8]+([COMBINED.D34]/2);[COMBINED.D34]))" office:value-type="float" office:value="10">
            <text:p>10</text:p>
          </table:table-cell>
          <table:table-cell table:formula="of:=IF([COMBINED.D34] = 1; [COMBINED.A34]*[INTRODUCTION.$D$9]; MROUND([COMBINED.A34]*[INTRODUCTION.$D$9]+([COMBINED.D34]/2);[COMBINED.D34]))" office:value-type="float" office:value="10">
            <text:p>10</text:p>
          </table:table-cell>
          <table:table-cell/>
        </table:table-row>
        <table:table-row table:style-name="ro1">
          <table:table-cell table:formula="of:=[COMBINED.C35]" office:value-type="string" office:string-value="RHM24.9KHCT-ND">
            <text:p>RHM24.9KHCT-ND</text:p>
          </table:table-cell>
          <table:table-cell table:number-columns-repeated="2"/>
          <table:table-cell table:formula="of:=[COMBINED.B35]" office:value-type="string" office:string-value="R1">
            <text:p>R1</text:p>
          </table:table-cell>
          <table:table-cell table:formula="of:=IF([COMBINED.D35] = 1; [COMBINED.A35]*[INTRODUCTION.$D$7]; MROUND([COMBINED.A35]*[INTRODUCTION.$D$7]+([COMBINED.D35]/2);[COMBINED.D35]))" office:value-type="float" office:value="10">
            <text:p>10</text:p>
          </table:table-cell>
          <table:table-cell table:formula="of:=IF([COMBINED.D35] = 1; [COMBINED.A35]*[INTRODUCTION.$D$8]; MROUND([COMBINED.A35]*[INTRODUCTION.$D$8]+([COMBINED.D35]/2);[COMBINED.D35]))" office:value-type="float" office:value="10">
            <text:p>10</text:p>
          </table:table-cell>
          <table:table-cell table:formula="of:=IF([COMBINED.D35] = 1; [COMBINED.A35]*[INTRODUCTION.$D$9]; MROUND([COMBINED.A35]*[INTRODUCTION.$D$9]+([COMBINED.D35]/2);[COMBINED.D35]))" office:value-type="float" office:value="10">
            <text:p>10</text:p>
          </table:table-cell>
          <table:table-cell/>
        </table:table-row>
        <table:table-row table:style-name="ro1">
          <table:table-cell table:formula="of:=[COMBINED.C36]" office:value-type="string" office:string-value="RHM40.2KHCT-ND">
            <text:p>RHM40.2KHCT-ND</text:p>
          </table:table-cell>
          <table:table-cell table:number-columns-repeated="2"/>
          <table:table-cell table:formula="of:=[COMBINED.B36]" office:value-type="string" office:string-value="R5, R12">
            <text:p>R5, R12</text:p>
          </table:table-cell>
          <table:table-cell table:formula="of:=IF([COMBINED.D36] = 1; [COMBINED.A36]*[INTRODUCTION.$D$7]; MROUND([COMBINED.A36]*[INTRODUCTION.$D$7]+([COMBINED.D36]/2);[COMBINED.D36]))" office:value-type="float" office:value="10">
            <text:p>10</text:p>
          </table:table-cell>
          <table:table-cell table:formula="of:=IF([COMBINED.D36] = 1; [COMBINED.A36]*[INTRODUCTION.$D$8]; MROUND([COMBINED.A36]*[INTRODUCTION.$D$8]+([COMBINED.D36]/2);[COMBINED.D36]))" office:value-type="float" office:value="10">
            <text:p>10</text:p>
          </table:table-cell>
          <table:table-cell table:formula="of:=IF([COMBINED.D36] = 1; [COMBINED.A36]*[INTRODUCTION.$D$9]; MROUND([COMBINED.A36]*[INTRODUCTION.$D$9]+([COMBINED.D36]/2);[COMBINED.D36]))" office:value-type="float" office:value="10">
            <text:p>10</text:p>
          </table:table-cell>
          <table:table-cell/>
        </table:table-row>
        <table:table-row table:style-name="ro1">
          <table:table-cell table:formula="of:=[COMBINED.C37]" office:value-type="string" office:string-value="RHM42.2KHCT-ND">
            <text:p>RHM42.2KHCT-ND</text:p>
          </table:table-cell>
          <table:table-cell table:number-columns-repeated="2"/>
          <table:table-cell table:formula="of:=[COMBINED.B37]" office:value-type="string" office:string-value="R8">
            <text:p>R8</text:p>
          </table:table-cell>
          <table:table-cell table:formula="of:=IF([COMBINED.D37] = 1; [COMBINED.A37]*[INTRODUCTION.$D$7]; MROUND([COMBINED.A37]*[INTRODUCTION.$D$7]+([COMBINED.D37]/2);[COMBINED.D37]))" office:value-type="float" office:value="10">
            <text:p>10</text:p>
          </table:table-cell>
          <table:table-cell table:formula="of:=IF([COMBINED.D37] = 1; [COMBINED.A37]*[INTRODUCTION.$D$8]; MROUND([COMBINED.A37]*[INTRODUCTION.$D$8]+([COMBINED.D37]/2);[COMBINED.D37]))" office:value-type="float" office:value="10">
            <text:p>10</text:p>
          </table:table-cell>
          <table:table-cell table:formula="of:=IF([COMBINED.D37] = 1; [COMBINED.A37]*[INTRODUCTION.$D$9]; MROUND([COMBINED.A37]*[INTRODUCTION.$D$9]+([COMBINED.D37]/2);[COMBINED.D37]))" office:value-type="float" office:value="10">
            <text:p>10</text:p>
          </table:table-cell>
          <table:table-cell/>
        </table:table-row>
        <table:table-row table:style-name="ro1">
          <table:table-cell table:formula="of:=[COMBINED.C38]" office:value-type="string" office:string-value="RHM53.6KHCT-ND">
            <text:p>RHM53.6KHCT-ND</text:p>
          </table:table-cell>
          <table:table-cell table:number-columns-repeated="2"/>
          <table:table-cell table:formula="of:=[COMBINED.B38]" office:value-type="string" office:string-value="R4, R11">
            <text:p>R4, R11</text:p>
          </table:table-cell>
          <table:table-cell table:formula="of:=IF([COMBINED.D38] = 1; [COMBINED.A38]*[INTRODUCTION.$D$7]; MROUND([COMBINED.A38]*[INTRODUCTION.$D$7]+([COMBINED.D38]/2);[COMBINED.D38]))" office:value-type="float" office:value="10">
            <text:p>10</text:p>
          </table:table-cell>
          <table:table-cell table:formula="of:=IF([COMBINED.D38] = 1; [COMBINED.A38]*[INTRODUCTION.$D$8]; MROUND([COMBINED.A38]*[INTRODUCTION.$D$8]+([COMBINED.D38]/2);[COMBINED.D38]))" office:value-type="float" office:value="10">
            <text:p>10</text:p>
          </table:table-cell>
          <table:table-cell table:formula="of:=IF([COMBINED.D38] = 1; [COMBINED.A38]*[INTRODUCTION.$D$9]; MROUND([COMBINED.A38]*[INTRODUCTION.$D$9]+([COMBINED.D38]/2);[COMBINED.D38]))" office:value-type="float" office:value="10">
            <text:p>10</text:p>
          </table:table-cell>
          <table:table-cell/>
        </table:table-row>
        <table:table-row table:style-name="ro1">
          <table:table-cell table:formula="of:=[COMBINED.C39]" office:value-type="string" office:string-value="RHM8.06KHCT-ND">
            <text:p>RHM8.06KHCT-ND</text:p>
          </table:table-cell>
          <table:table-cell table:number-columns-repeated="2"/>
          <table:table-cell table:formula="of:=[COMBINED.B39]" office:value-type="string" office:string-value="R3, R10">
            <text:p>R3, R10</text:p>
          </table:table-cell>
          <table:table-cell table:formula="of:=IF([COMBINED.D39] = 1; [COMBINED.A39]*[INTRODUCTION.$D$7]; MROUND([COMBINED.A39]*[INTRODUCTION.$D$7]+([COMBINED.D39]/2);[COMBINED.D39]))" office:value-type="float" office:value="10">
            <text:p>10</text:p>
          </table:table-cell>
          <table:table-cell table:formula="of:=IF([COMBINED.D39] = 1; [COMBINED.A39]*[INTRODUCTION.$D$8]; MROUND([COMBINED.A39]*[INTRODUCTION.$D$8]+([COMBINED.D39]/2);[COMBINED.D39]))" office:value-type="float" office:value="10">
            <text:p>10</text:p>
          </table:table-cell>
          <table:table-cell table:formula="of:=IF([COMBINED.D39] = 1; [COMBINED.A39]*[INTRODUCTION.$D$9]; MROUND([COMBINED.A39]*[INTRODUCTION.$D$9]+([COMBINED.D39]/2);[COMBINED.D39]))" office:value-type="float" office:value="10">
            <text:p>10</text:p>
          </table:table-cell>
          <table:table-cell/>
        </table:table-row>
        <table:table-row table:style-name="ro1">
          <table:table-cell table:formula="of:=[COMBINED.C40]" office:value-type="string" office:string-value="SMBJ36ALFCT-ND">
            <text:p>SMBJ36ALFCT-ND</text:p>
          </table:table-cell>
          <table:table-cell table:number-columns-repeated="2"/>
          <table:table-cell table:formula="of:=[COMBINED.B40]" office:value-type="string" office:string-value="D5, D9">
            <text:p>D5, D9</text:p>
          </table:table-cell>
          <table:table-cell table:formula="of:=IF([COMBINED.D40] = 1; [COMBINED.A40]*[INTRODUCTION.$D$7]; MROUND([COMBINED.A40]*[INTRODUCTION.$D$7]+([COMBINED.D40]/2);[COMBINED.D40]))" office:value-type="float" office:value="2">
            <text:p>2</text:p>
          </table:table-cell>
          <table:table-cell table:formula="of:=IF([COMBINED.D40] = 1; [COMBINED.A40]*[INTRODUCTION.$D$8]; MROUND([COMBINED.A40]*[INTRODUCTION.$D$8]+([COMBINED.D40]/2);[COMBINED.D40]))" office:value-type="float" office:value="4">
            <text:p>4</text:p>
          </table:table-cell>
          <table:table-cell table:formula="of:=IF([COMBINED.D40] = 1; [COMBINED.A40]*[INTRODUCTION.$D$9]; MROUND([COMBINED.A40]*[INTRODUCTION.$D$9]+([COMBINED.D40]/2);[COMBINED.D40]))" office:value-type="float" office:value="6">
            <text:p>6</text:p>
          </table:table-cell>
          <table:table-cell/>
        </table:table-row>
        <table:table-row table:style-name="ro1">
          <table:table-cell table:formula="of:=[COMBINED.C41]" office:value-type="string" office:string-value="SS2H10-E3/52TGICT-ND">
            <text:p>SS2H10-E3/52TGICT-ND</text:p>
          </table:table-cell>
          <table:table-cell table:number-columns-repeated="2"/>
          <table:table-cell table:formula="of:=[COMBINED.B41]" office:value-type="string" office:string-value="D2">
            <text:p>D2</text:p>
          </table:table-cell>
          <table:table-cell table:formula="of:=IF([COMBINED.D41] = 1; [COMBINED.A41]*[INTRODUCTION.$D$7]; MROUND([COMBINED.A41]*[INTRODUCTION.$D$7]+([COMBINED.D41]/2);[COMBINED.D41]))" office:value-type="float" office:value="1">
            <text:p>1</text:p>
          </table:table-cell>
          <table:table-cell table:formula="of:=IF([COMBINED.D41] = 1; [COMBINED.A41]*[INTRODUCTION.$D$8]; MROUND([COMBINED.A41]*[INTRODUCTION.$D$8]+([COMBINED.D41]/2);[COMBINED.D41]))" office:value-type="float" office:value="2">
            <text:p>2</text:p>
          </table:table-cell>
          <table:table-cell table:formula="of:=IF([COMBINED.D41] = 1; [COMBINED.A41]*[INTRODUCTION.$D$9]; MROUND([COMBINED.A41]*[INTRODUCTION.$D$9]+([COMBINED.D41]/2);[COMBINED.D41]))" office:value-type="float" office:value="3">
            <text:p>3</text:p>
          </table:table-cell>
          <table:table-cell/>
        </table:table-row>
        <table:table-row table:style-name="ro1">
          <table:table-cell table:formula="of:=[COMBINED.C42]" office:value-type="string" office:string-value="SW1023CT-ND">
            <text:p>SW1023CT-ND</text:p>
          </table:table-cell>
          <table:table-cell table:number-columns-repeated="2"/>
          <table:table-cell table:formula="of:=[COMBINED.B42]" office:value-type="string" office:string-value="SW1, SW2">
            <text:p>SW1, SW2</text:p>
          </table:table-cell>
          <table:table-cell table:formula="of:=IF([COMBINED.D42] = 1; [COMBINED.A42]*[INTRODUCTION.$D$7]; MROUND([COMBINED.A42]*[INTRODUCTION.$D$7]+([COMBINED.D42]/2);[COMBINED.D42]))" office:value-type="float" office:value="2">
            <text:p>2</text:p>
          </table:table-cell>
          <table:table-cell table:formula="of:=IF([COMBINED.D42] = 1; [COMBINED.A42]*[INTRODUCTION.$D$8]; MROUND([COMBINED.A42]*[INTRODUCTION.$D$8]+([COMBINED.D42]/2);[COMBINED.D42]))" office:value-type="float" office:value="4">
            <text:p>4</text:p>
          </table:table-cell>
          <table:table-cell table:formula="of:=IF([COMBINED.D42] = 1; [COMBINED.A42]*[INTRODUCTION.$D$9]; MROUND([COMBINED.A42]*[INTRODUCTION.$D$9]+([COMBINED.D42]/2);[COMBINED.D42]))" office:value-type="float" office:value="6">
            <text:p>6</text:p>
          </table:table-cell>
          <table:table-cell/>
        </table:table-row>
        <table:table-row table:style-name="ro1">
          <table:table-cell table:formula="of:=[COMBINED.C43]" office:value-type="string" office:string-value="587-1243-1-ND">
            <text:p>587-1243-1-ND</text:p>
          </table:table-cell>
          <table:table-cell table:number-columns-repeated="2"/>
          <table:table-cell table:formula="of:=[COMBINED.B43]" office:value-type="string" office:string-value="C21">
            <text:p>C21</text:p>
          </table:table-cell>
          <table:table-cell table:formula="of:=IF([COMBINED.D43] = 1; [COMBINED.A43]*[INTRODUCTION.$D$7]; MROUND([COMBINED.A43]*[INTRODUCTION.$D$7]+([COMBINED.D43]/2);[COMBINED.D43]))" office:value-type="float" office:value="10">
            <text:p>10</text:p>
          </table:table-cell>
          <table:table-cell table:formula="of:=IF([COMBINED.D43] = 1; [COMBINED.A43]*[INTRODUCTION.$D$8]; MROUND([COMBINED.A43]*[INTRODUCTION.$D$8]+([COMBINED.D43]/2);[COMBINED.D43]))" office:value-type="float" office:value="10">
            <text:p>10</text:p>
          </table:table-cell>
          <table:table-cell table:formula="of:=IF([COMBINED.D43] = 1; [COMBINED.A43]*[INTRODUCTION.$D$9]; MROUND([COMBINED.A43]*[INTRODUCTION.$D$9]+([COMBINED.D43]/2);[COMBINED.D43]))" office:value-type="float" office:value="10">
            <text:p>10</text:p>
          </table:table-cell>
          <table:table-cell/>
        </table:table-row>
        <table:table-row table:style-name="ro1">
          <table:table-cell table:formula="of:=[COMBINED.C44]" office:value-type="string" office:string-value="587-1351-1-ND">
            <text:p>587-1351-1-ND</text:p>
          </table:table-cell>
          <table:table-cell table:number-columns-repeated="2"/>
          <table:table-cell table:formula="of:=[COMBINED.B44]" office:value-type="string" office:string-value="C23">
            <text:p>C23</text:p>
          </table:table-cell>
          <table:table-cell table:formula="of:=IF([COMBINED.D44] = 1; [COMBINED.A44]*[INTRODUCTION.$D$7]; MROUND([COMBINED.A44]*[INTRODUCTION.$D$7]+([COMBINED.D44]/2);[COMBINED.D44]))" office:value-type="float" office:value="10">
            <text:p>10</text:p>
          </table:table-cell>
          <table:table-cell table:formula="of:=IF([COMBINED.D44] = 1; [COMBINED.A44]*[INTRODUCTION.$D$8]; MROUND([COMBINED.A44]*[INTRODUCTION.$D$8]+([COMBINED.D44]/2);[COMBINED.D44]))" office:value-type="float" office:value="10">
            <text:p>10</text:p>
          </table:table-cell>
          <table:table-cell table:formula="of:=IF([COMBINED.D44] = 1; [COMBINED.A44]*[INTRODUCTION.$D$9]; MROUND([COMBINED.A44]*[INTRODUCTION.$D$9]+([COMBINED.D44]/2);[COMBINED.D44]))" office:value-type="float" office:value="10">
            <text:p>10</text:p>
          </table:table-cell>
          <table:table-cell/>
        </table:table-row>
        <table:table-row table:style-name="ro1">
          <table:table-cell table:formula="of:=[COMBINED.C45]" office:value-type="string" office:string-value="WM7620CT-ND">
            <text:p>WM7620CT-ND</text:p>
          </table:table-cell>
          <table:table-cell table:number-columns-repeated="2"/>
          <table:table-cell table:formula="of:=[COMBINED.B45]" office:value-type="string" office:string-value="P1, P4">
            <text:p>P1, P4</text:p>
          </table:table-cell>
          <table:table-cell table:formula="of:=IF([COMBINED.D45] = 1; [COMBINED.A45]*[INTRODUCTION.$D$7]; MROUND([COMBINED.A45]*[INTRODUCTION.$D$7]+([COMBINED.D45]/2);[COMBINED.D45]))" office:value-type="float" office:value="2">
            <text:p>2</text:p>
          </table:table-cell>
          <table:table-cell table:formula="of:=IF([COMBINED.D45] = 1; [COMBINED.A45]*[INTRODUCTION.$D$8]; MROUND([COMBINED.A45]*[INTRODUCTION.$D$8]+([COMBINED.D45]/2);[COMBINED.D45]))" office:value-type="float" office:value="4">
            <text:p>4</text:p>
          </table:table-cell>
          <table:table-cell table:formula="of:=IF([COMBINED.D45] = 1; [COMBINED.A45]*[INTRODUCTION.$D$9]; MROUND([COMBINED.A45]*[INTRODUCTION.$D$9]+([COMBINED.D45]/2);[COMBINED.D45]))" office:value-type="float" office:value="6">
            <text:p>6</text:p>
          </table:table-cell>
          <table:table-cell/>
        </table:table-row>
        <table:table-row table:style-name="ro1">
          <table:table-cell table:formula="of:=[COMBINED.C46]" office:value-type="string" office:string-value="WM7622CT-ND">
            <text:p>WM7622CT-ND</text:p>
          </table:table-cell>
          <table:table-cell table:number-columns-repeated="2"/>
          <table:table-cell table:formula="of:=[COMBINED.B46]" office:value-type="string" office:string-value="P5, P6, P7, P12, P13">
            <text:p>P5, P6, P7, P12, P13</text:p>
          </table:table-cell>
          <table:table-cell table:formula="of:=IF([COMBINED.D46] = 1; [COMBINED.A46]*[INTRODUCTION.$D$7]; MROUND([COMBINED.A46]*[INTRODUCTION.$D$7]+([COMBINED.D46]/2);[COMBINED.D46]))" office:value-type="float" office:value="5">
            <text:p>5</text:p>
          </table:table-cell>
          <table:table-cell table:formula="of:=IF([COMBINED.D46] = 1; [COMBINED.A46]*[INTRODUCTION.$D$8]; MROUND([COMBINED.A46]*[INTRODUCTION.$D$8]+([COMBINED.D46]/2);[COMBINED.D46]))" office:value-type="float" office:value="10">
            <text:p>10</text:p>
          </table:table-cell>
          <table:table-cell table:formula="of:=IF([COMBINED.D46] = 1; [COMBINED.A46]*[INTRODUCTION.$D$9]; MROUND([COMBINED.A46]*[INTRODUCTION.$D$9]+([COMBINED.D46]/2);[COMBINED.D46]))" office:value-type="float" office:value="15">
            <text:p>15</text:p>
          </table:table-cell>
          <table:table-cell/>
        </table:table-row>
        <table:table-row table:style-name="ro1">
          <table:table-cell table:formula="of:=[COMBINED.C47]" office:value-type="string" office:string-value="WM7624CT-ND">
            <text:p>WM7624CT-ND</text:p>
          </table:table-cell>
          <table:table-cell table:number-columns-repeated="2"/>
          <table:table-cell table:formula="of:=[COMBINED.B47]" office:value-type="string" office:string-value="P9, P10">
            <text:p>P9, P10</text:p>
          </table:table-cell>
          <table:table-cell table:formula="of:=IF([COMBINED.D47] = 1; [COMBINED.A47]*[INTRODUCTION.$D$7]; MROUND([COMBINED.A47]*[INTRODUCTION.$D$7]+([COMBINED.D47]/2);[COMBINED.D47]))" office:value-type="float" office:value="2">
            <text:p>2</text:p>
          </table:table-cell>
          <table:table-cell table:formula="of:=IF([COMBINED.D47] = 1; [COMBINED.A47]*[INTRODUCTION.$D$8]; MROUND([COMBINED.A47]*[INTRODUCTION.$D$8]+([COMBINED.D47]/2);[COMBINED.D47]))" office:value-type="float" office:value="4">
            <text:p>4</text:p>
          </table:table-cell>
          <table:table-cell table:formula="of:=IF([COMBINED.D47] = 1; [COMBINED.A47]*[INTRODUCTION.$D$9]; MROUND([COMBINED.A47]*[INTRODUCTION.$D$9]+([COMBINED.D47]/2);[COMBINED.D47]))" office:value-type="float" office:value="6">
            <text:p>6</text:p>
          </table:table-cell>
          <table:table-cell/>
        </table:table-row>
        <table:table-row table:style-name="ro1">
          <table:table-cell table:formula="of:=[COMBINED.C48]" office:value-type="string" office:string-value="WM7630CT-ND">
            <text:p>WM7630CT-ND</text:p>
          </table:table-cell>
          <table:table-cell table:number-columns-repeated="2"/>
          <table:table-cell table:formula="of:=[COMBINED.B48]" office:value-type="string" office:string-value="P8">
            <text:p>P8</text:p>
          </table:table-cell>
          <table:table-cell table:formula="of:=IF([COMBINED.D48] = 1; [COMBINED.A48]*[INTRODUCTION.$D$7]; MROUND([COMBINED.A48]*[INTRODUCTION.$D$7]+([COMBINED.D48]/2);[COMBINED.D48]))" office:value-type="float" office:value="1">
            <text:p>1</text:p>
          </table:table-cell>
          <table:table-cell table:formula="of:=IF([COMBINED.D48] = 1; [COMBINED.A48]*[INTRODUCTION.$D$8]; MROUND([COMBINED.A48]*[INTRODUCTION.$D$8]+([COMBINED.D48]/2);[COMBINED.D48]))" office:value-type="float" office:value="2">
            <text:p>2</text:p>
          </table:table-cell>
          <table:table-cell table:formula="of:=IF([COMBINED.D48] = 1; [COMBINED.A48]*[INTRODUCTION.$D$9]; MROUND([COMBINED.A48]*[INTRODUCTION.$D$9]+([COMBINED.D48]/2);[COMBINED.D48]))" office:value-type="float" office:value="3">
            <text:p>3</text:p>
          </table:table-cell>
          <table:table-cell/>
        </table:table-row>
        <table:table-row table:style-name="ro1" table:number-rows-repeated="49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target-range-address="'COMBINED ORDER'.A1:'COMBINED ORDER'.C6551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5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NZ">
      <number:day/>
      <number:text>-</number:text>
      <number:month number:textual="true"/>
      <number:text>-</number:text>
      <number:year/>
    </number:date-style>
    <number:date-style style:name="N5108" number:language="en" number:country="NZ">
      <number:day/>
      <number:text>-</number:text>
      <number:month number:textual="true"/>
    </number:date-style>
    <number:date-style style:name="N5109" number:language="en" number:country="NZ">
      <number:month number:textual="true"/>
      <number:text>-</number:text>
      <number:year/>
    </number:date-style>
    <number:time-style style:name="N5110" number:language="en" number:country="NZ">
      <number:hours/>
      <number:text>:</number:text>
      <number:minutes number:style="long"/>
      <number:text> </number:text>
      <number:am-pm/>
    </number:time-style>
    <number:time-style style:name="N5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NZ">
      <number:hours/>
      <number:text>:</number:text>
      <number:minutes number:style="long"/>
    </number:time-style>
    <number:time-style style:name="N5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cale-to="5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29/06/2009</text:date>, <text:time>18:4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initial-creator>john stower</meta:initial-creator>
    <meta:creation-date>2008-10-14T10:57:17</meta:creation-date>
    <dc:creator>John Stowers</dc:creator>
    <dc:date>2009-06-29T18:40:44</dc:date>
    <meta:editing-cycles>54</meta:editing-cycles>
    <meta:editing-duration>PT19H49M01S</meta:editing-duration>
    <meta:printed-by>John Stowers</meta:printed-by>
    <meta:print-date>2009-06-26T12:42:39</meta:print-date>
    <meta:document-statistic meta:table-count="4" meta:cell-count="594" meta:object-count="0"/>
    <meta:user-defined meta:name="Info 1"/>
    <meta:user-defined meta:name="Info 2"/>
    <meta:user-defined meta:name="Info 3"/>
    <meta:user-defined meta:name="Info 4"/>
  </office:meta>
</office:document-meta>
</file>